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7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$A2]&gt;[.D1];0;[.$B2])" office:value-type="float" office:value="0" calcext:value-type="float">
            <text:p>0</text:p>
          </table:table-cell>
          <table:table-cell table:formula="of:=IF([.$A2]&gt;[.E1];0;[.$B2])" office:value-type="float" office:value="13" calcext:value-type="float">
            <text:p>13</text:p>
          </table:table-cell>
          <table:table-cell table:formula="of:=IF([.$A2]&gt;[.F1];0;[.$B2])" office:value-type="float" office:value="13" calcext:value-type="float">
            <text:p>13</text:p>
          </table:table-cell>
          <table:table-cell table:formula="of:=IF([.$A2]&gt;[.G1];0;[.$B2])" office:value-type="float" office:value="13" calcext:value-type="float">
            <text:p>13</text:p>
          </table:table-cell>
          <table:table-cell table:formula="of:=IF([.$A2]&gt;[.H1];0;[.$B2])" office:value-type="float" office:value="13" calcext:value-type="float">
            <text:p>13</text:p>
          </table:table-cell>
          <table:table-cell table:formula="of:=IF([.$A2]&gt;[.I1];0;[.$B2])" office:value-type="float" office:value="13" calcext:value-type="float">
            <text:p>13</text:p>
          </table:table-cell>
          <table:table-cell table:formula="of:=IF([.$A2]&gt;[.J1];0;[.$B2])" office:value-type="float" office:value="13" calcext:value-type="float">
            <text:p>13</text:p>
          </table:table-cell>
          <table:table-cell table:formula="of:=IF([.$A2]&gt;[.K1];0;[.$B2])" office:value-type="float" office:value="13" calcext:value-type="float">
            <text:p>13</text:p>
          </table:table-cell>
          <table:table-cell table:formula="of:=IF([.$A2]&gt;[.L1];0;[.$B2])" office:value-type="float" office:value="13" calcext:value-type="float">
            <text:p>13</text:p>
          </table:table-cell>
          <table:table-cell table:formula="of:=IF([.$A2]&gt;[.M1];0;[.$B2])" office:value-type="float" office:value="13" calcext:value-type="float">
            <text:p>13</text:p>
          </table:table-cell>
          <table:table-cell table:formula="of:=IF([.$A2]&gt;[.N1];0;[.$B2])" office:value-type="float" office:value="13" calcext:value-type="float">
            <text:p>13</text:p>
          </table:table-cell>
          <table:table-cell table:formula="of:=IF([.$A2]&gt;[.O1];0;[.$B2])" office:value-type="float" office:value="13" calcext:value-type="float">
            <text:p>13</text:p>
          </table:table-cell>
          <table:table-cell table:formula="of:=IF([.$A2]&gt;[.P1];0;[.$B2])" office:value-type="float" office:value="13" calcext:value-type="float">
            <text:p>13</text:p>
          </table:table-cell>
          <table:table-cell table:formula="of:=IF([.$A2]&gt;[.Q1];0;[.$B2])" office:value-type="float" office:value="13" calcext:value-type="float">
            <text:p>13</text:p>
          </table:table-cell>
          <table:table-cell table:formula="of:=IF([.$A2]&gt;[.R1];0;[.$B2])" office:value-type="float" office:value="13" calcext:value-type="float">
            <text:p>13</text:p>
          </table:table-cell>
          <table:table-cell table:formula="of:=IF([.$A2]&gt;[.S1];0;[.$B2])" office:value-type="float" office:value="13" calcext:value-type="float">
            <text:p>13</text:p>
          </table:table-cell>
          <table:table-cell table:formula="of:=IF([.$A2]&gt;[.T1];0;[.$B2])" office:value-type="float" office:value="13" calcext:value-type="float">
            <text:p>13</text:p>
          </table:table-cell>
          <table:table-cell table:formula="of:=IF([.$A2]&gt;[.U1];0;[.$B2])" office:value-type="float" office:value="13" calcext:value-type="float">
            <text:p>13</text:p>
          </table:table-cell>
          <table:table-cell table:formula="of:=IF([.$A2]&gt;[.V1];0;[.$B2])" office:value-type="float" office:value="13" calcext:value-type="float">
            <text:p>13</text:p>
          </table:table-cell>
          <table:table-cell table:formula="of:=IF([.$A2]&gt;[.W1];0;[.$B2])" office:value-type="float" office:value="13" calcext:value-type="float">
            <text:p>13</text:p>
          </table:table-cell>
          <table:table-cell table:formula="of:=IF([.$A2]&gt;[.X1];0;[.$B2])" office:value-type="float" office:value="13" calcext:value-type="float">
            <text:p>13</text:p>
          </table:table-cell>
          <table:table-cell table:formula="of:=IF([.$A2]&gt;[.Y1];0;[.$B2])" office:value-type="float" office:value="13" calcext:value-type="float">
            <text:p>13</text:p>
          </table:table-cell>
          <table:table-cell table:formula="of:=IF([.$A2]&gt;[.Z1];0;[.$B2])" office:value-type="float" office:value="13" calcext:value-type="float">
            <text:p>13</text:p>
          </table:table-cell>
          <table:table-cell table:formula="of:=IF([.$A2]&gt;[.AA1];0;[.$B2])" office:value-type="float" office:value="13" calcext:value-type="float">
            <text:p>13</text:p>
          </table:table-cell>
          <table:table-cell table:formula="of:=IF([.$A2]&gt;[.AB1];0;[.$B2])" office:value-type="float" office:value="13" calcext:value-type="float">
            <text:p>13</text:p>
          </table:table-cell>
          <table:table-cell table:formula="of:=IF([.$A2]&gt;[.AC1];0;[.$B2])" office:value-type="float" office:value="13" calcext:value-type="float">
            <text:p>13</text:p>
          </table:table-cell>
          <table:table-cell table:formula="of:=IF([.$A2]&gt;[.AD1];0;[.$B2])" office:value-type="float" office:value="13" calcext:value-type="float">
            <text:p>13</text:p>
          </table:table-cell>
          <table:table-cell table:formula="of:=IF([.$A2]&gt;[.AE1];0;[.$B2])" office:value-type="float" office:value="13" calcext:value-type="float">
            <text:p>13</text:p>
          </table:table-cell>
          <table:table-cell table:formula="of:=IF([.$A2]&gt;[.AF1];0;[.$B2])" office:value-type="float" office:value="13" calcext:value-type="float">
            <text:p>13</text:p>
          </table:table-cell>
          <table:table-cell table:formula="of:=IF([.$A2]&gt;[.AG1];0;[.$B2])" office:value-type="float" office:value="13" calcext:value-type="float">
            <text:p>13</text:p>
          </table:table-cell>
          <table:table-cell table:formula="of:=IF([.$A2]&gt;[.AH1];0;[.$B2])" office:value-type="float" office:value="13" calcext:value-type="float">
            <text:p>13</text:p>
          </table:table-cell>
          <table:table-cell table:formula="of:=IF([.$A2]&gt;[.AI1];0;[.$B2])" office:value-type="float" office:value="13" calcext:value-type="float">
            <text:p>13</text:p>
          </table:table-cell>
          <table:table-cell table:formula="of:=IF([.$A2]&gt;[.AJ1];0;[.$B2])" office:value-type="float" office:value="13" calcext:value-type="float">
            <text:p>13</text:p>
          </table:table-cell>
          <table:table-cell table:formula="of:=IF([.$A2]&gt;[.AK1];0;[.$B2])" office:value-type="float" office:value="13" calcext:value-type="float">
            <text:p>13</text:p>
          </table:table-cell>
          <table:table-cell table:formula="of:=IF([.$A2]&gt;[.AL1];0;[.$B2])" office:value-type="float" office:value="13" calcext:value-type="float">
            <text:p>13</text:p>
          </table:table-cell>
          <table:table-cell table:formula="of:=IF([.$A2]&gt;[.AM1];0;[.$B2])" office:value-type="float" office:value="13" calcext:value-type="float">
            <text:p>13</text:p>
          </table:table-cell>
          <table:table-cell table:formula="of:=IF([.$A2]&gt;[.AN1];0;[.$B2])" office:value-type="float" office:value="13" calcext:value-type="float">
            <text:p>13</text:p>
          </table:table-cell>
          <table:table-cell table:formula="of:=IF([.$A2]&gt;[.AO1];0;[.$B2])" office:value-type="float" office:value="13" calcext:value-type="float">
            <text:p>13</text:p>
          </table:table-cell>
          <table:table-cell table:formula="of:=IF([.$A2]&gt;[.AP1];0;[.$B2])" office:value-type="float" office:value="13" calcext:value-type="float">
            <text:p>13</text:p>
          </table:table-cell>
          <table:table-cell table:formula="of:=IF([.$A2]&gt;[.AQ1];0;[.$B2])" office:value-type="float" office:value="13" calcext:value-type="float">
            <text:p>13</text:p>
          </table:table-cell>
          <table:table-cell table:formula="of:=IF([.$A2]&gt;[.AR1];0;[.$B2])" office:value-type="float" office:value="13" calcext:value-type="float">
            <text:p>13</text:p>
          </table:table-cell>
          <table:table-cell table:formula="of:=IF([.$A2]&gt;[.AS1];0;[.$B2])" office:value-type="float" office:value="13" calcext:value-type="float">
            <text:p>13</text:p>
          </table:table-cell>
          <table:table-cell table:formula="of:=IF([.$A2]&gt;[.AT1];0;[.$B2])" office:value-type="float" office:value="13" calcext:value-type="float">
            <text:p>13</text:p>
          </table:table-cell>
          <table:table-cell table:formula="of:=IF([.$A2]&gt;[.AU1];0;[.$B2])" office:value-type="float" office:value="13" calcext:value-type="float">
            <text:p>13</text:p>
          </table:table-cell>
          <table:table-cell table:formula="of:=IF([.$A2]&gt;[.AV1];0;[.$B2])" office:value-type="float" office:value="13" calcext:value-type="float">
            <text:p>13</text:p>
          </table:table-cell>
          <table:table-cell table:formula="of:=IF([.$A2]&gt;[.AW1];0;[.$B2])" office:value-type="float" office:value="13" calcext:value-type="float">
            <text:p>13</text:p>
          </table:table-cell>
          <table:table-cell table:formula="of:=IF([.$A2]&gt;[.AX1];0;[.$B2])" office:value-type="float" office:value="13" calcext:value-type="float">
            <text:p>13</text:p>
          </table:table-cell>
          <table:table-cell table:formula="of:=IF([.$A2]&gt;[.AY1];0;[.$B2])" office:value-type="float" office:value="13" calcext:value-type="float">
            <text:p>13</text:p>
          </table:table-cell>
          <table:table-cell table:formula="of:=IF([.$A2]&gt;[.AZ1];0;[.$B2])" office:value-type="float" office:value="13" calcext:value-type="float">
            <text:p>13</text:p>
          </table:table-cell>
          <table:table-cell table:formula="of:=IF([.$A2]&gt;[.BA1];0;[.$B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D$1]&lt;[.$A3];[.D2];MAX([.D2];INDIRECT(ADDRESS(2;[.D$1]-[.$A3]+3;4)) + [.$B3]))" office:value-type="float" office:value="0" calcext:value-type="float">
            <text:p>0</text:p>
          </table:table-cell>
          <table:table-cell table:formula="of:=IF([.E$1]&lt;[.$A3];[.E2];MAX([.E2];INDIRECT(ADDRESS(2;[.E$1]-[.$A3]+3;4)) + [.$B3]))" office:value-type="float" office:value="13" calcext:value-type="float">
            <text:p>13</text:p>
          </table:table-cell>
          <table:table-cell table:formula="of:=IF([.F$1]&lt;[.$A3];[.F2];MAX([.F2];INDIRECT(ADDRESS(2;[.F$1]-[.$A3]+3;4)) + [.$B3]))" office:value-type="float" office:value="23" calcext:value-type="float">
            <text:p>23</text:p>
          </table:table-cell>
          <table:table-cell table:formula="of:=IF([.G$1]&lt;[.$A3];[.G2];MAX([.G2];INDIRECT(ADDRESS(2;[.G$1]-[.$A3]+3;4)) + [.$B3]))" office:value-type="float" office:value="23" calcext:value-type="float">
            <text:p>23</text:p>
          </table:table-cell>
          <table:table-cell table:formula="of:=IF([.H$1]&lt;[.$A3];[.H2];MAX([.H2];INDIRECT(ADDRESS(2;[.H$1]-[.$A3]+3;4)) + [.$B3]))" office:value-type="float" office:value="36" calcext:value-type="float">
            <text:p>36</text:p>
          </table:table-cell>
          <table:table-cell table:formula="of:=IF([.I$1]&lt;[.$A3];[.I2];MAX([.I2];INDIRECT(ADDRESS(2;[.I$1]-[.$A3]+3;4)) + [.$B3]))" office:value-type="float" office:value="36" calcext:value-type="float">
            <text:p>36</text:p>
          </table:table-cell>
          <table:table-cell table:formula="of:=IF([.J$1]&lt;[.$A3];[.J2];MAX([.J2];INDIRECT(ADDRESS(2;[.J$1]-[.$A3]+3;4)) + [.$B3]))" office:value-type="float" office:value="36" calcext:value-type="float">
            <text:p>36</text:p>
          </table:table-cell>
          <table:table-cell table:formula="of:=IF([.K$1]&lt;[.$A3];[.K2];MAX([.K2];INDIRECT(ADDRESS(2;[.K$1]-[.$A3]+3;4)) + [.$B3]))" office:value-type="float" office:value="36" calcext:value-type="float">
            <text:p>36</text:p>
          </table:table-cell>
          <table:table-cell table:formula="of:=IF([.L$1]&lt;[.$A3];[.L2];MAX([.L2];INDIRECT(ADDRESS(2;[.L$1]-[.$A3]+3;4)) + [.$B3]))" office:value-type="float" office:value="36" calcext:value-type="float">
            <text:p>36</text:p>
          </table:table-cell>
          <table:table-cell table:formula="of:=IF([.M$1]&lt;[.$A3];[.M2];MAX([.M2];INDIRECT(ADDRESS(2;[.M$1]-[.$A3]+3;4)) + [.$B3]))" office:value-type="float" office:value="36" calcext:value-type="float">
            <text:p>36</text:p>
          </table:table-cell>
          <table:table-cell table:formula="of:=IF([.N$1]&lt;[.$A3];[.N2];MAX([.N2];INDIRECT(ADDRESS(2;[.N$1]-[.$A3]+3;4)) + [.$B3]))" office:value-type="float" office:value="36" calcext:value-type="float">
            <text:p>36</text:p>
          </table:table-cell>
          <table:table-cell table:formula="of:=IF([.O$1]&lt;[.$A3];[.O2];MAX([.O2];INDIRECT(ADDRESS(2;[.O$1]-[.$A3]+3;4)) + [.$B3]))" office:value-type="float" office:value="36" calcext:value-type="float">
            <text:p>36</text:p>
          </table:table-cell>
          <table:table-cell table:formula="of:=IF([.P$1]&lt;[.$A3];[.P2];MAX([.P2];INDIRECT(ADDRESS(2;[.P$1]-[.$A3]+3;4)) + [.$B3]))" office:value-type="float" office:value="36" calcext:value-type="float">
            <text:p>36</text:p>
          </table:table-cell>
          <table:table-cell table:formula="of:=IF([.Q$1]&lt;[.$A3];[.Q2];MAX([.Q2];INDIRECT(ADDRESS(2;[.Q$1]-[.$A3]+3;4)) + [.$B3]))" office:value-type="float" office:value="36" calcext:value-type="float">
            <text:p>36</text:p>
          </table:table-cell>
          <table:table-cell table:formula="of:=IF([.R$1]&lt;[.$A3];[.R2];MAX([.R2];INDIRECT(ADDRESS(2;[.R$1]-[.$A3]+3;4)) + [.$B3]))" office:value-type="float" office:value="36" calcext:value-type="float">
            <text:p>36</text:p>
          </table:table-cell>
          <table:table-cell table:formula="of:=IF([.S$1]&lt;[.$A3];[.S2];MAX([.S2];INDIRECT(ADDRESS(2;[.S$1]-[.$A3]+3;4)) + [.$B3]))" office:value-type="float" office:value="36" calcext:value-type="float">
            <text:p>36</text:p>
          </table:table-cell>
          <table:table-cell table:formula="of:=IF([.T$1]&lt;[.$A3];[.T2];MAX([.T2];INDIRECT(ADDRESS(2;[.T$1]-[.$A3]+3;4)) + [.$B3]))" office:value-type="float" office:value="36" calcext:value-type="float">
            <text:p>36</text:p>
          </table:table-cell>
          <table:table-cell table:formula="of:=IF([.U$1]&lt;[.$A3];[.U2];MAX([.U2];INDIRECT(ADDRESS(2;[.U$1]-[.$A3]+3;4)) + [.$B3]))" office:value-type="float" office:value="36" calcext:value-type="float">
            <text:p>36</text:p>
          </table:table-cell>
          <table:table-cell table:formula="of:=IF([.V$1]&lt;[.$A3];[.V2];MAX([.V2];INDIRECT(ADDRESS(2;[.V$1]-[.$A3]+3;4)) + [.$B3]))" office:value-type="float" office:value="36" calcext:value-type="float">
            <text:p>36</text:p>
          </table:table-cell>
          <table:table-cell table:formula="of:=IF([.W$1]&lt;[.$A3];[.W2];MAX([.W2];INDIRECT(ADDRESS(2;[.W$1]-[.$A3]+3;4)) + [.$B3]))" office:value-type="float" office:value="36" calcext:value-type="float">
            <text:p>36</text:p>
          </table:table-cell>
          <table:table-cell table:formula="of:=IF([.X$1]&lt;[.$A3];[.X2];MAX([.X2];INDIRECT(ADDRESS(2;[.X$1]-[.$A3]+3;4)) + [.$B3]))" office:value-type="float" office:value="36" calcext:value-type="float">
            <text:p>36</text:p>
          </table:table-cell>
          <table:table-cell table:formula="of:=IF([.Y$1]&lt;[.$A3];[.Y2];MAX([.Y2];INDIRECT(ADDRESS(2;[.Y$1]-[.$A3]+3;4)) + [.$B3]))" office:value-type="float" office:value="36" calcext:value-type="float">
            <text:p>36</text:p>
          </table:table-cell>
          <table:table-cell table:formula="of:=IF([.Z$1]&lt;[.$A3];[.Z2];MAX([.Z2];INDIRECT(ADDRESS(2;[.Z$1]-[.$A3]+3;4)) + [.$B3]))" office:value-type="float" office:value="36" calcext:value-type="float">
            <text:p>36</text:p>
          </table:table-cell>
          <table:table-cell table:formula="of:=IF([.AA$1]&lt;[.$A3];[.AA2];MAX([.AA2];INDIRECT(ADDRESS(2;[.AA$1]-[.$A3]+3;4)) + [.$B3]))" office:value-type="float" office:value="36" calcext:value-type="float">
            <text:p>36</text:p>
          </table:table-cell>
          <table:table-cell table:formula="of:=IF([.AB$1]&lt;[.$A3];[.AB2];MAX([.AB2];INDIRECT(ADDRESS(2;[.AB$1]-[.$A3]+3;4)) + [.$B3]))" office:value-type="float" office:value="36" calcext:value-type="float">
            <text:p>36</text:p>
          </table:table-cell>
          <table:table-cell table:formula="of:=IF([.AC$1]&lt;[.$A3];[.AC2];MAX([.AC2];INDIRECT(ADDRESS(2;[.AC$1]-[.$A3]+3;4)) + [.$B3]))" office:value-type="float" office:value="36" calcext:value-type="float">
            <text:p>36</text:p>
          </table:table-cell>
          <table:table-cell table:formula="of:=IF([.AD$1]&lt;[.$A3];[.AD2];MAX([.AD2];INDIRECT(ADDRESS(2;[.AD$1]-[.$A3]+3;4)) + [.$B3]))" office:value-type="float" office:value="36" calcext:value-type="float">
            <text:p>36</text:p>
          </table:table-cell>
          <table:table-cell table:formula="of:=IF([.AE$1]&lt;[.$A3];[.AE2];MAX([.AE2];INDIRECT(ADDRESS(2;[.AE$1]-[.$A3]+3;4)) + [.$B3]))" office:value-type="float" office:value="36" calcext:value-type="float">
            <text:p>36</text:p>
          </table:table-cell>
          <table:table-cell table:formula="of:=IF([.AF$1]&lt;[.$A3];[.AF2];MAX([.AF2];INDIRECT(ADDRESS(2;[.AF$1]-[.$A3]+3;4)) + [.$B3]))" office:value-type="float" office:value="36" calcext:value-type="float">
            <text:p>36</text:p>
          </table:table-cell>
          <table:table-cell table:formula="of:=IF([.AG$1]&lt;[.$A3];[.AG2];MAX([.AG2];INDIRECT(ADDRESS(2;[.AG$1]-[.$A3]+3;4)) + [.$B3]))" office:value-type="float" office:value="36" calcext:value-type="float">
            <text:p>36</text:p>
          </table:table-cell>
          <table:table-cell table:formula="of:=IF([.AH$1]&lt;[.$A3];[.AH2];MAX([.AH2];INDIRECT(ADDRESS(2;[.AH$1]-[.$A3]+3;4)) + [.$B3]))" office:value-type="float" office:value="36" calcext:value-type="float">
            <text:p>36</text:p>
          </table:table-cell>
          <table:table-cell table:formula="of:=IF([.AI$1]&lt;[.$A3];[.AI2];MAX([.AI2];INDIRECT(ADDRESS(2;[.AI$1]-[.$A3]+3;4)) + [.$B3]))" office:value-type="float" office:value="36" calcext:value-type="float">
            <text:p>36</text:p>
          </table:table-cell>
          <table:table-cell table:formula="of:=IF([.AJ$1]&lt;[.$A3];[.AJ2];MAX([.AJ2];INDIRECT(ADDRESS(2;[.AJ$1]-[.$A3]+3;4)) + [.$B3]))" office:value-type="float" office:value="36" calcext:value-type="float">
            <text:p>36</text:p>
          </table:table-cell>
          <table:table-cell table:formula="of:=IF([.AK$1]&lt;[.$A3];[.AK2];MAX([.AK2];INDIRECT(ADDRESS(2;[.AK$1]-[.$A3]+3;4)) + [.$B3]))" office:value-type="float" office:value="36" calcext:value-type="float">
            <text:p>36</text:p>
          </table:table-cell>
          <table:table-cell table:formula="of:=IF([.AL$1]&lt;[.$A3];[.AL2];MAX([.AL2];INDIRECT(ADDRESS(2;[.AL$1]-[.$A3]+3;4)) + [.$B3]))" office:value-type="float" office:value="36" calcext:value-type="float">
            <text:p>36</text:p>
          </table:table-cell>
          <table:table-cell table:formula="of:=IF([.AM$1]&lt;[.$A3];[.AM2];MAX([.AM2];INDIRECT(ADDRESS(2;[.AM$1]-[.$A3]+3;4)) + [.$B3]))" office:value-type="float" office:value="36" calcext:value-type="float">
            <text:p>36</text:p>
          </table:table-cell>
          <table:table-cell table:formula="of:=IF([.AN$1]&lt;[.$A3];[.AN2];MAX([.AN2];INDIRECT(ADDRESS(2;[.AN$1]-[.$A3]+3;4)) + [.$B3]))" office:value-type="float" office:value="36" calcext:value-type="float">
            <text:p>36</text:p>
          </table:table-cell>
          <table:table-cell table:formula="of:=IF([.AO$1]&lt;[.$A3];[.AO2];MAX([.AO2];INDIRECT(ADDRESS(2;[.AO$1]-[.$A3]+3;4)) + [.$B3]))" office:value-type="float" office:value="36" calcext:value-type="float">
            <text:p>36</text:p>
          </table:table-cell>
          <table:table-cell table:formula="of:=IF([.AP$1]&lt;[.$A3];[.AP2];MAX([.AP2];INDIRECT(ADDRESS(2;[.AP$1]-[.$A3]+3;4)) + [.$B3]))" office:value-type="float" office:value="36" calcext:value-type="float">
            <text:p>36</text:p>
          </table:table-cell>
          <table:table-cell table:formula="of:=IF([.AQ$1]&lt;[.$A3];[.AQ2];MAX([.AQ2];INDIRECT(ADDRESS(2;[.AQ$1]-[.$A3]+3;4)) + [.$B3]))" office:value-type="float" office:value="36" calcext:value-type="float">
            <text:p>36</text:p>
          </table:table-cell>
          <table:table-cell table:formula="of:=IF([.AR$1]&lt;[.$A3];[.AR2];MAX([.AR2];INDIRECT(ADDRESS(2;[.AR$1]-[.$A3]+3;4)) + [.$B3]))" office:value-type="float" office:value="36" calcext:value-type="float">
            <text:p>36</text:p>
          </table:table-cell>
          <table:table-cell table:formula="of:=IF([.AS$1]&lt;[.$A3];[.AS2];MAX([.AS2];INDIRECT(ADDRESS(2;[.AS$1]-[.$A3]+3;4)) + [.$B3]))" office:value-type="float" office:value="36" calcext:value-type="float">
            <text:p>36</text:p>
          </table:table-cell>
          <table:table-cell table:formula="of:=IF([.AT$1]&lt;[.$A3];[.AT2];MAX([.AT2];INDIRECT(ADDRESS(2;[.AT$1]-[.$A3]+3;4)) + [.$B3]))" office:value-type="float" office:value="36" calcext:value-type="float">
            <text:p>36</text:p>
          </table:table-cell>
          <table:table-cell table:formula="of:=IF([.AU$1]&lt;[.$A3];[.AU2];MAX([.AU2];INDIRECT(ADDRESS(2;[.AU$1]-[.$A3]+3;4)) + [.$B3]))" office:value-type="float" office:value="36" calcext:value-type="float">
            <text:p>36</text:p>
          </table:table-cell>
          <table:table-cell table:formula="of:=IF([.AV$1]&lt;[.$A3];[.AV2];MAX([.AV2];INDIRECT(ADDRESS(2;[.AV$1]-[.$A3]+3;4)) + [.$B3]))" office:value-type="float" office:value="36" calcext:value-type="float">
            <text:p>36</text:p>
          </table:table-cell>
          <table:table-cell table:formula="of:=IF([.AW$1]&lt;[.$A3];[.AW2];MAX([.AW2];INDIRECT(ADDRESS(2;[.AW$1]-[.$A3]+3;4)) + [.$B3]))" office:value-type="float" office:value="36" calcext:value-type="float">
            <text:p>36</text:p>
          </table:table-cell>
          <table:table-cell table:formula="of:=IF([.AX$1]&lt;[.$A3];[.AX2];MAX([.AX2];INDIRECT(ADDRESS(2;[.AX$1]-[.$A3]+3;4)) + [.$B3]))" office:value-type="float" office:value="36" calcext:value-type="float">
            <text:p>36</text:p>
          </table:table-cell>
          <table:table-cell table:formula="of:=IF([.AY$1]&lt;[.$A3];[.AY2];MAX([.AY2];INDIRECT(ADDRESS(2;[.AY$1]-[.$A3]+3;4)) + [.$B3]))" office:value-type="float" office:value="36" calcext:value-type="float">
            <text:p>36</text:p>
          </table:table-cell>
          <table:table-cell table:formula="of:=IF([.AZ$1]&lt;[.$A3];[.AZ2];MAX([.AZ2];INDIRECT(ADDRESS(2;[.AZ$1]-[.$A3]+3;4)) + [.$B3]))" office:value-type="float" office:value="36" calcext:value-type="float">
            <text:p>36</text:p>
          </table:table-cell>
          <table:table-cell table:formula="of:=IF([.BA$1]&lt;[.$A3];[.BA2];MAX([.BA2];INDIRECT(ADDRESS(2;[.BA$1]-[.$A3]+3;4)) + [.$B3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D$1]&lt;[.$A4];[.D3];MAX([.D3];INDIRECT(ADDRESS(3;[.D$1]-[.$A4]+3;4)) + [.$B4]))" office:value-type="float" office:value="0" calcext:value-type="float">
            <text:p>0</text:p>
          </table:table-cell>
          <table:table-cell table:formula="of:=IF([.E$1]&lt;[.$A4];[.E3];MAX([.E3];INDIRECT(ADDRESS(3;[.E$1]-[.$A4]+3;4)) + [.$B4]))" office:value-type="float" office:value="13" calcext:value-type="float">
            <text:p>13</text:p>
          </table:table-cell>
          <table:table-cell table:formula="of:=IF([.F$1]&lt;[.$A4];[.F3];MAX([.F3];INDIRECT(ADDRESS(3;[.F$1]-[.$A4]+3;4)) + [.$B4]))" office:value-type="float" office:value="23" calcext:value-type="float">
            <text:p>23</text:p>
          </table:table-cell>
          <table:table-cell table:formula="of:=IF([.G$1]&lt;[.$A4];[.G3];MAX([.G3];INDIRECT(ADDRESS(3;[.G$1]-[.$A4]+3;4)) + [.$B4]))" office:value-type="float" office:value="24" calcext:value-type="float">
            <text:p>24</text:p>
          </table:table-cell>
          <table:table-cell table:formula="of:=IF([.H$1]&lt;[.$A4];[.H3];MAX([.H3];INDIRECT(ADDRESS(3;[.H$1]-[.$A4]+3;4)) + [.$B4]))" office:value-type="float" office:value="36" calcext:value-type="float">
            <text:p>36</text:p>
          </table:table-cell>
          <table:table-cell table:formula="of:=IF([.I$1]&lt;[.$A4];[.I3];MAX([.I3];INDIRECT(ADDRESS(3;[.I$1]-[.$A4]+3;4)) + [.$B4]))" office:value-type="float" office:value="37" calcext:value-type="float">
            <text:p>37</text:p>
          </table:table-cell>
          <table:table-cell table:formula="of:=IF([.J$1]&lt;[.$A4];[.J3];MAX([.J3];INDIRECT(ADDRESS(3;[.J$1]-[.$A4]+3;4)) + [.$B4]))" office:value-type="float" office:value="47" calcext:value-type="float">
            <text:p>47</text:p>
          </table:table-cell>
          <table:table-cell table:formula="of:=IF([.K$1]&lt;[.$A4];[.K3];MAX([.K3];INDIRECT(ADDRESS(3;[.K$1]-[.$A4]+3;4)) + [.$B4]))" office:value-type="float" office:value="47" calcext:value-type="float">
            <text:p>47</text:p>
          </table:table-cell>
          <table:table-cell table:formula="of:=IF([.L$1]&lt;[.$A4];[.L3];MAX([.L3];INDIRECT(ADDRESS(3;[.L$1]-[.$A4]+3;4)) + [.$B4]))" office:value-type="float" office:value="60" calcext:value-type="float">
            <text:p>60</text:p>
          </table:table-cell>
          <table:table-cell table:formula="of:=IF([.M$1]&lt;[.$A4];[.M3];MAX([.M3];INDIRECT(ADDRESS(3;[.M$1]-[.$A4]+3;4)) + [.$B4]))" office:value-type="float" office:value="60" calcext:value-type="float">
            <text:p>60</text:p>
          </table:table-cell>
          <table:table-cell table:formula="of:=IF([.N$1]&lt;[.$A4];[.N3];MAX([.N3];INDIRECT(ADDRESS(3;[.N$1]-[.$A4]+3;4)) + [.$B4]))" office:value-type="float" office:value="60" calcext:value-type="float">
            <text:p>60</text:p>
          </table:table-cell>
          <table:table-cell table:formula="of:=IF([.O$1]&lt;[.$A4];[.O3];MAX([.O3];INDIRECT(ADDRESS(3;[.O$1]-[.$A4]+3;4)) + [.$B4]))" office:value-type="float" office:value="60" calcext:value-type="float">
            <text:p>60</text:p>
          </table:table-cell>
          <table:table-cell table:formula="of:=IF([.P$1]&lt;[.$A4];[.P3];MAX([.P3];INDIRECT(ADDRESS(3;[.P$1]-[.$A4]+3;4)) + [.$B4]))" office:value-type="float" office:value="60" calcext:value-type="float">
            <text:p>60</text:p>
          </table:table-cell>
          <table:table-cell table:formula="of:=IF([.Q$1]&lt;[.$A4];[.Q3];MAX([.Q3];INDIRECT(ADDRESS(3;[.Q$1]-[.$A4]+3;4)) + [.$B4]))" office:value-type="float" office:value="60" calcext:value-type="float">
            <text:p>60</text:p>
          </table:table-cell>
          <table:table-cell table:formula="of:=IF([.R$1]&lt;[.$A4];[.R3];MAX([.R3];INDIRECT(ADDRESS(3;[.R$1]-[.$A4]+3;4)) + [.$B4]))" office:value-type="float" office:value="60" calcext:value-type="float">
            <text:p>60</text:p>
          </table:table-cell>
          <table:table-cell table:formula="of:=IF([.S$1]&lt;[.$A4];[.S3];MAX([.S3];INDIRECT(ADDRESS(3;[.S$1]-[.$A4]+3;4)) + [.$B4]))" office:value-type="float" office:value="60" calcext:value-type="float">
            <text:p>60</text:p>
          </table:table-cell>
          <table:table-cell table:formula="of:=IF([.T$1]&lt;[.$A4];[.T3];MAX([.T3];INDIRECT(ADDRESS(3;[.T$1]-[.$A4]+3;4)) + [.$B4]))" office:value-type="float" office:value="60" calcext:value-type="float">
            <text:p>60</text:p>
          </table:table-cell>
          <table:table-cell table:formula="of:=IF([.U$1]&lt;[.$A4];[.U3];MAX([.U3];INDIRECT(ADDRESS(3;[.U$1]-[.$A4]+3;4)) + [.$B4]))" office:value-type="float" office:value="60" calcext:value-type="float">
            <text:p>60</text:p>
          </table:table-cell>
          <table:table-cell table:formula="of:=IF([.V$1]&lt;[.$A4];[.V3];MAX([.V3];INDIRECT(ADDRESS(3;[.V$1]-[.$A4]+3;4)) + [.$B4]))" office:value-type="float" office:value="60" calcext:value-type="float">
            <text:p>60</text:p>
          </table:table-cell>
          <table:table-cell table:formula="of:=IF([.W$1]&lt;[.$A4];[.W3];MAX([.W3];INDIRECT(ADDRESS(3;[.W$1]-[.$A4]+3;4)) + [.$B4]))" office:value-type="float" office:value="60" calcext:value-type="float">
            <text:p>60</text:p>
          </table:table-cell>
          <table:table-cell table:formula="of:=IF([.X$1]&lt;[.$A4];[.X3];MAX([.X3];INDIRECT(ADDRESS(3;[.X$1]-[.$A4]+3;4)) + [.$B4]))" office:value-type="float" office:value="60" calcext:value-type="float">
            <text:p>60</text:p>
          </table:table-cell>
          <table:table-cell table:formula="of:=IF([.Y$1]&lt;[.$A4];[.Y3];MAX([.Y3];INDIRECT(ADDRESS(3;[.Y$1]-[.$A4]+3;4)) + [.$B4]))" office:value-type="float" office:value="60" calcext:value-type="float">
            <text:p>60</text:p>
          </table:table-cell>
          <table:table-cell table:formula="of:=IF([.Z$1]&lt;[.$A4];[.Z3];MAX([.Z3];INDIRECT(ADDRESS(3;[.Z$1]-[.$A4]+3;4)) + [.$B4]))" office:value-type="float" office:value="60" calcext:value-type="float">
            <text:p>60</text:p>
          </table:table-cell>
          <table:table-cell table:formula="of:=IF([.AA$1]&lt;[.$A4];[.AA3];MAX([.AA3];INDIRECT(ADDRESS(3;[.AA$1]-[.$A4]+3;4)) + [.$B4]))" office:value-type="float" office:value="60" calcext:value-type="float">
            <text:p>60</text:p>
          </table:table-cell>
          <table:table-cell table:formula="of:=IF([.AB$1]&lt;[.$A4];[.AB3];MAX([.AB3];INDIRECT(ADDRESS(3;[.AB$1]-[.$A4]+3;4)) + [.$B4]))" office:value-type="float" office:value="60" calcext:value-type="float">
            <text:p>60</text:p>
          </table:table-cell>
          <table:table-cell table:formula="of:=IF([.AC$1]&lt;[.$A4];[.AC3];MAX([.AC3];INDIRECT(ADDRESS(3;[.AC$1]-[.$A4]+3;4)) + [.$B4]))" office:value-type="float" office:value="60" calcext:value-type="float">
            <text:p>60</text:p>
          </table:table-cell>
          <table:table-cell table:formula="of:=IF([.AD$1]&lt;[.$A4];[.AD3];MAX([.AD3];INDIRECT(ADDRESS(3;[.AD$1]-[.$A4]+3;4)) + [.$B4]))" office:value-type="float" office:value="60" calcext:value-type="float">
            <text:p>60</text:p>
          </table:table-cell>
          <table:table-cell table:formula="of:=IF([.AE$1]&lt;[.$A4];[.AE3];MAX([.AE3];INDIRECT(ADDRESS(3;[.AE$1]-[.$A4]+3;4)) + [.$B4]))" office:value-type="float" office:value="60" calcext:value-type="float">
            <text:p>60</text:p>
          </table:table-cell>
          <table:table-cell table:formula="of:=IF([.AF$1]&lt;[.$A4];[.AF3];MAX([.AF3];INDIRECT(ADDRESS(3;[.AF$1]-[.$A4]+3;4)) + [.$B4]))" office:value-type="float" office:value="60" calcext:value-type="float">
            <text:p>60</text:p>
          </table:table-cell>
          <table:table-cell table:formula="of:=IF([.AG$1]&lt;[.$A4];[.AG3];MAX([.AG3];INDIRECT(ADDRESS(3;[.AG$1]-[.$A4]+3;4)) + [.$B4]))" office:value-type="float" office:value="60" calcext:value-type="float">
            <text:p>60</text:p>
          </table:table-cell>
          <table:table-cell table:formula="of:=IF([.AH$1]&lt;[.$A4];[.AH3];MAX([.AH3];INDIRECT(ADDRESS(3;[.AH$1]-[.$A4]+3;4)) + [.$B4]))" office:value-type="float" office:value="60" calcext:value-type="float">
            <text:p>60</text:p>
          </table:table-cell>
          <table:table-cell table:formula="of:=IF([.AI$1]&lt;[.$A4];[.AI3];MAX([.AI3];INDIRECT(ADDRESS(3;[.AI$1]-[.$A4]+3;4)) + [.$B4]))" office:value-type="float" office:value="60" calcext:value-type="float">
            <text:p>60</text:p>
          </table:table-cell>
          <table:table-cell table:formula="of:=IF([.AJ$1]&lt;[.$A4];[.AJ3];MAX([.AJ3];INDIRECT(ADDRESS(3;[.AJ$1]-[.$A4]+3;4)) + [.$B4]))" office:value-type="float" office:value="60" calcext:value-type="float">
            <text:p>60</text:p>
          </table:table-cell>
          <table:table-cell table:formula="of:=IF([.AK$1]&lt;[.$A4];[.AK3];MAX([.AK3];INDIRECT(ADDRESS(3;[.AK$1]-[.$A4]+3;4)) + [.$B4]))" office:value-type="float" office:value="60" calcext:value-type="float">
            <text:p>60</text:p>
          </table:table-cell>
          <table:table-cell table:formula="of:=IF([.AL$1]&lt;[.$A4];[.AL3];MAX([.AL3];INDIRECT(ADDRESS(3;[.AL$1]-[.$A4]+3;4)) + [.$B4]))" office:value-type="float" office:value="60" calcext:value-type="float">
            <text:p>60</text:p>
          </table:table-cell>
          <table:table-cell table:formula="of:=IF([.AM$1]&lt;[.$A4];[.AM3];MAX([.AM3];INDIRECT(ADDRESS(3;[.AM$1]-[.$A4]+3;4)) + [.$B4]))" office:value-type="float" office:value="60" calcext:value-type="float">
            <text:p>60</text:p>
          </table:table-cell>
          <table:table-cell table:formula="of:=IF([.AN$1]&lt;[.$A4];[.AN3];MAX([.AN3];INDIRECT(ADDRESS(3;[.AN$1]-[.$A4]+3;4)) + [.$B4]))" office:value-type="float" office:value="60" calcext:value-type="float">
            <text:p>60</text:p>
          </table:table-cell>
          <table:table-cell table:formula="of:=IF([.AO$1]&lt;[.$A4];[.AO3];MAX([.AO3];INDIRECT(ADDRESS(3;[.AO$1]-[.$A4]+3;4)) + [.$B4]))" office:value-type="float" office:value="60" calcext:value-type="float">
            <text:p>60</text:p>
          </table:table-cell>
          <table:table-cell table:formula="of:=IF([.AP$1]&lt;[.$A4];[.AP3];MAX([.AP3];INDIRECT(ADDRESS(3;[.AP$1]-[.$A4]+3;4)) + [.$B4]))" office:value-type="float" office:value="60" calcext:value-type="float">
            <text:p>60</text:p>
          </table:table-cell>
          <table:table-cell table:formula="of:=IF([.AQ$1]&lt;[.$A4];[.AQ3];MAX([.AQ3];INDIRECT(ADDRESS(3;[.AQ$1]-[.$A4]+3;4)) + [.$B4]))" office:value-type="float" office:value="60" calcext:value-type="float">
            <text:p>60</text:p>
          </table:table-cell>
          <table:table-cell table:formula="of:=IF([.AR$1]&lt;[.$A4];[.AR3];MAX([.AR3];INDIRECT(ADDRESS(3;[.AR$1]-[.$A4]+3;4)) + [.$B4]))" office:value-type="float" office:value="60" calcext:value-type="float">
            <text:p>60</text:p>
          </table:table-cell>
          <table:table-cell table:formula="of:=IF([.AS$1]&lt;[.$A4];[.AS3];MAX([.AS3];INDIRECT(ADDRESS(3;[.AS$1]-[.$A4]+3;4)) + [.$B4]))" office:value-type="float" office:value="60" calcext:value-type="float">
            <text:p>60</text:p>
          </table:table-cell>
          <table:table-cell table:formula="of:=IF([.AT$1]&lt;[.$A4];[.AT3];MAX([.AT3];INDIRECT(ADDRESS(3;[.AT$1]-[.$A4]+3;4)) + [.$B4]))" office:value-type="float" office:value="60" calcext:value-type="float">
            <text:p>60</text:p>
          </table:table-cell>
          <table:table-cell table:formula="of:=IF([.AU$1]&lt;[.$A4];[.AU3];MAX([.AU3];INDIRECT(ADDRESS(3;[.AU$1]-[.$A4]+3;4)) + [.$B4]))" office:value-type="float" office:value="60" calcext:value-type="float">
            <text:p>60</text:p>
          </table:table-cell>
          <table:table-cell table:formula="of:=IF([.AV$1]&lt;[.$A4];[.AV3];MAX([.AV3];INDIRECT(ADDRESS(3;[.AV$1]-[.$A4]+3;4)) + [.$B4]))" office:value-type="float" office:value="60" calcext:value-type="float">
            <text:p>60</text:p>
          </table:table-cell>
          <table:table-cell table:formula="of:=IF([.AW$1]&lt;[.$A4];[.AW3];MAX([.AW3];INDIRECT(ADDRESS(3;[.AW$1]-[.$A4]+3;4)) + [.$B4]))" office:value-type="float" office:value="60" calcext:value-type="float">
            <text:p>60</text:p>
          </table:table-cell>
          <table:table-cell table:formula="of:=IF([.AX$1]&lt;[.$A4];[.AX3];MAX([.AX3];INDIRECT(ADDRESS(3;[.AX$1]-[.$A4]+3;4)) + [.$B4]))" office:value-type="float" office:value="60" calcext:value-type="float">
            <text:p>60</text:p>
          </table:table-cell>
          <table:table-cell table:formula="of:=IF([.AY$1]&lt;[.$A4];[.AY3];MAX([.AY3];INDIRECT(ADDRESS(3;[.AY$1]-[.$A4]+3;4)) + [.$B4]))" office:value-type="float" office:value="60" calcext:value-type="float">
            <text:p>60</text:p>
          </table:table-cell>
          <table:table-cell table:formula="of:=IF([.AZ$1]&lt;[.$A4];[.AZ3];MAX([.AZ3];INDIRECT(ADDRESS(3;[.AZ$1]-[.$A4]+3;4)) + [.$B4]))" office:value-type="float" office:value="60" calcext:value-type="float">
            <text:p>60</text:p>
          </table:table-cell>
          <table:table-cell table:formula="of:=IF([.BA$1]&lt;[.$A4];[.BA3];MAX([.BA3];INDIRECT(ADDRESS(3;[.BA$1]-[.$A4]+3;4)) + [.$B4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D$1]&lt;[.$A5];[.D4];MAX([.D4];INDIRECT(ADDRESS(4;[.D$1]-[.$A5]+3;4)) + [.$B5]))" office:value-type="float" office:value="0" calcext:value-type="float">
            <text:p>0</text:p>
          </table:table-cell>
          <table:table-cell table:formula="of:=IF([.E$1]&lt;[.$A5];[.E4];MAX([.E4];INDIRECT(ADDRESS(4;[.E$1]-[.$A5]+3;4)) + [.$B5]))" office:value-type="float" office:value="13" calcext:value-type="float">
            <text:p>13</text:p>
          </table:table-cell>
          <table:table-cell table:formula="of:=IF([.F$1]&lt;[.$A5];[.F4];MAX([.F4];INDIRECT(ADDRESS(4;[.F$1]-[.$A5]+3;4)) + [.$B5]))" office:value-type="float" office:value="23" calcext:value-type="float">
            <text:p>23</text:p>
          </table:table-cell>
          <table:table-cell table:formula="of:=IF([.G$1]&lt;[.$A5];[.G4];MAX([.G4];INDIRECT(ADDRESS(4;[.G$1]-[.$A5]+3;4)) + [.$B5]))" office:value-type="float" office:value="24" calcext:value-type="float">
            <text:p>24</text:p>
          </table:table-cell>
          <table:table-cell table:formula="of:=IF([.H$1]&lt;[.$A5];[.H4];MAX([.H4];INDIRECT(ADDRESS(4;[.H$1]-[.$A5]+3;4)) + [.$B5]))" office:value-type="float" office:value="36" calcext:value-type="float">
            <text:p>36</text:p>
          </table:table-cell>
          <table:table-cell table:formula="of:=IF([.I$1]&lt;[.$A5];[.I4];MAX([.I4];INDIRECT(ADDRESS(4;[.I$1]-[.$A5]+3;4)) + [.$B5]))" office:value-type="float" office:value="37" calcext:value-type="float">
            <text:p>37</text:p>
          </table:table-cell>
          <table:table-cell table:formula="of:=IF([.J$1]&lt;[.$A5];[.J4];MAX([.J4];INDIRECT(ADDRESS(4;[.J$1]-[.$A5]+3;4)) + [.$B5]))" office:value-type="float" office:value="47" calcext:value-type="float">
            <text:p>47</text:p>
          </table:table-cell>
          <table:table-cell table:formula="of:=IF([.K$1]&lt;[.$A5];[.K4];MAX([.K4];INDIRECT(ADDRESS(4;[.K$1]-[.$A5]+3;4)) + [.$B5]))" office:value-type="float" office:value="47" calcext:value-type="float">
            <text:p>47</text:p>
          </table:table-cell>
          <table:table-cell table:formula="of:=IF([.L$1]&lt;[.$A5];[.L4];MAX([.L4];INDIRECT(ADDRESS(4;[.L$1]-[.$A5]+3;4)) + [.$B5]))" office:value-type="float" office:value="60" calcext:value-type="float">
            <text:p>60</text:p>
          </table:table-cell>
          <table:table-cell table:formula="of:=IF([.M$1]&lt;[.$A5];[.M4];MAX([.M4];INDIRECT(ADDRESS(4;[.M$1]-[.$A5]+3;4)) + [.$B5]))" office:value-type="float" office:value="60" calcext:value-type="float">
            <text:p>60</text:p>
          </table:table-cell>
          <table:table-cell table:formula="of:=IF([.N$1]&lt;[.$A5];[.N4];MAX([.N4];INDIRECT(ADDRESS(4;[.N$1]-[.$A5]+3;4)) + [.$B5]))" office:value-type="float" office:value="60" calcext:value-type="float">
            <text:p>60</text:p>
          </table:table-cell>
          <table:table-cell table:formula="of:=IF([.O$1]&lt;[.$A5];[.O4];MAX([.O4];INDIRECT(ADDRESS(4;[.O$1]-[.$A5]+3;4)) + [.$B5]))" office:value-type="float" office:value="60" calcext:value-type="float">
            <text:p>60</text:p>
          </table:table-cell>
          <table:table-cell table:formula="of:=IF([.P$1]&lt;[.$A5];[.P4];MAX([.P4];INDIRECT(ADDRESS(4;[.P$1]-[.$A5]+3;4)) + [.$B5]))" office:value-type="float" office:value="60" calcext:value-type="float">
            <text:p>60</text:p>
          </table:table-cell>
          <table:table-cell table:formula="of:=IF([.Q$1]&lt;[.$A5];[.Q4];MAX([.Q4];INDIRECT(ADDRESS(4;[.Q$1]-[.$A5]+3;4)) + [.$B5]))" office:value-type="float" office:value="69" calcext:value-type="float">
            <text:p>69</text:p>
          </table:table-cell>
          <table:table-cell table:formula="of:=IF([.R$1]&lt;[.$A5];[.R4];MAX([.R4];INDIRECT(ADDRESS(4;[.R$1]-[.$A5]+3;4)) + [.$B5]))" office:value-type="float" office:value="69" calcext:value-type="float">
            <text:p>69</text:p>
          </table:table-cell>
          <table:table-cell table:formula="of:=IF([.S$1]&lt;[.$A5];[.S4];MAX([.S4];INDIRECT(ADDRESS(4;[.S$1]-[.$A5]+3;4)) + [.$B5]))" office:value-type="float" office:value="69" calcext:value-type="float">
            <text:p>69</text:p>
          </table:table-cell>
          <table:table-cell table:formula="of:=IF([.T$1]&lt;[.$A5];[.T4];MAX([.T4];INDIRECT(ADDRESS(4;[.T$1]-[.$A5]+3;4)) + [.$B5]))" office:value-type="float" office:value="69" calcext:value-type="float">
            <text:p>69</text:p>
          </table:table-cell>
          <table:table-cell table:formula="of:=IF([.U$1]&lt;[.$A5];[.U4];MAX([.U4];INDIRECT(ADDRESS(4;[.U$1]-[.$A5]+3;4)) + [.$B5]))" office:value-type="float" office:value="69" calcext:value-type="float">
            <text:p>69</text:p>
          </table:table-cell>
          <table:table-cell table:formula="of:=IF([.V$1]&lt;[.$A5];[.V4];MAX([.V4];INDIRECT(ADDRESS(4;[.V$1]-[.$A5]+3;4)) + [.$B5]))" office:value-type="float" office:value="69" calcext:value-type="float">
            <text:p>69</text:p>
          </table:table-cell>
          <table:table-cell table:formula="of:=IF([.W$1]&lt;[.$A5];[.W4];MAX([.W4];INDIRECT(ADDRESS(4;[.W$1]-[.$A5]+3;4)) + [.$B5]))" office:value-type="float" office:value="69" calcext:value-type="float">
            <text:p>69</text:p>
          </table:table-cell>
          <table:table-cell table:formula="of:=IF([.X$1]&lt;[.$A5];[.X4];MAX([.X4];INDIRECT(ADDRESS(4;[.X$1]-[.$A5]+3;4)) + [.$B5]))" office:value-type="float" office:value="69" calcext:value-type="float">
            <text:p>69</text:p>
          </table:table-cell>
          <table:table-cell table:formula="of:=IF([.Y$1]&lt;[.$A5];[.Y4];MAX([.Y4];INDIRECT(ADDRESS(4;[.Y$1]-[.$A5]+3;4)) + [.$B5]))" office:value-type="float" office:value="69" calcext:value-type="float">
            <text:p>69</text:p>
          </table:table-cell>
          <table:table-cell table:formula="of:=IF([.Z$1]&lt;[.$A5];[.Z4];MAX([.Z4];INDIRECT(ADDRESS(4;[.Z$1]-[.$A5]+3;4)) + [.$B5]))" office:value-type="float" office:value="69" calcext:value-type="float">
            <text:p>69</text:p>
          </table:table-cell>
          <table:table-cell table:formula="of:=IF([.AA$1]&lt;[.$A5];[.AA4];MAX([.AA4];INDIRECT(ADDRESS(4;[.AA$1]-[.$A5]+3;4)) + [.$B5]))" office:value-type="float" office:value="69" calcext:value-type="float">
            <text:p>69</text:p>
          </table:table-cell>
          <table:table-cell table:formula="of:=IF([.AB$1]&lt;[.$A5];[.AB4];MAX([.AB4];INDIRECT(ADDRESS(4;[.AB$1]-[.$A5]+3;4)) + [.$B5]))" office:value-type="float" office:value="69" calcext:value-type="float">
            <text:p>69</text:p>
          </table:table-cell>
          <table:table-cell table:formula="of:=IF([.AC$1]&lt;[.$A5];[.AC4];MAX([.AC4];INDIRECT(ADDRESS(4;[.AC$1]-[.$A5]+3;4)) + [.$B5]))" office:value-type="float" office:value="69" calcext:value-type="float">
            <text:p>69</text:p>
          </table:table-cell>
          <table:table-cell table:formula="of:=IF([.AD$1]&lt;[.$A5];[.AD4];MAX([.AD4];INDIRECT(ADDRESS(4;[.AD$1]-[.$A5]+3;4)) + [.$B5]))" office:value-type="float" office:value="69" calcext:value-type="float">
            <text:p>69</text:p>
          </table:table-cell>
          <table:table-cell table:formula="of:=IF([.AE$1]&lt;[.$A5];[.AE4];MAX([.AE4];INDIRECT(ADDRESS(4;[.AE$1]-[.$A5]+3;4)) + [.$B5]))" office:value-type="float" office:value="69" calcext:value-type="float">
            <text:p>69</text:p>
          </table:table-cell>
          <table:table-cell table:formula="of:=IF([.AF$1]&lt;[.$A5];[.AF4];MAX([.AF4];INDIRECT(ADDRESS(4;[.AF$1]-[.$A5]+3;4)) + [.$B5]))" office:value-type="float" office:value="69" calcext:value-type="float">
            <text:p>69</text:p>
          </table:table-cell>
          <table:table-cell table:formula="of:=IF([.AG$1]&lt;[.$A5];[.AG4];MAX([.AG4];INDIRECT(ADDRESS(4;[.AG$1]-[.$A5]+3;4)) + [.$B5]))" office:value-type="float" office:value="69" calcext:value-type="float">
            <text:p>69</text:p>
          </table:table-cell>
          <table:table-cell table:formula="of:=IF([.AH$1]&lt;[.$A5];[.AH4];MAX([.AH4];INDIRECT(ADDRESS(4;[.AH$1]-[.$A5]+3;4)) + [.$B5]))" office:value-type="float" office:value="69" calcext:value-type="float">
            <text:p>69</text:p>
          </table:table-cell>
          <table:table-cell table:formula="of:=IF([.AI$1]&lt;[.$A5];[.AI4];MAX([.AI4];INDIRECT(ADDRESS(4;[.AI$1]-[.$A5]+3;4)) + [.$B5]))" office:value-type="float" office:value="69" calcext:value-type="float">
            <text:p>69</text:p>
          </table:table-cell>
          <table:table-cell table:formula="of:=IF([.AJ$1]&lt;[.$A5];[.AJ4];MAX([.AJ4];INDIRECT(ADDRESS(4;[.AJ$1]-[.$A5]+3;4)) + [.$B5]))" office:value-type="float" office:value="69" calcext:value-type="float">
            <text:p>69</text:p>
          </table:table-cell>
          <table:table-cell table:formula="of:=IF([.AK$1]&lt;[.$A5];[.AK4];MAX([.AK4];INDIRECT(ADDRESS(4;[.AK$1]-[.$A5]+3;4)) + [.$B5]))" office:value-type="float" office:value="69" calcext:value-type="float">
            <text:p>69</text:p>
          </table:table-cell>
          <table:table-cell table:formula="of:=IF([.AL$1]&lt;[.$A5];[.AL4];MAX([.AL4];INDIRECT(ADDRESS(4;[.AL$1]-[.$A5]+3;4)) + [.$B5]))" office:value-type="float" office:value="69" calcext:value-type="float">
            <text:p>69</text:p>
          </table:table-cell>
          <table:table-cell table:formula="of:=IF([.AM$1]&lt;[.$A5];[.AM4];MAX([.AM4];INDIRECT(ADDRESS(4;[.AM$1]-[.$A5]+3;4)) + [.$B5]))" office:value-type="float" office:value="69" calcext:value-type="float">
            <text:p>69</text:p>
          </table:table-cell>
          <table:table-cell table:formula="of:=IF([.AN$1]&lt;[.$A5];[.AN4];MAX([.AN4];INDIRECT(ADDRESS(4;[.AN$1]-[.$A5]+3;4)) + [.$B5]))" office:value-type="float" office:value="69" calcext:value-type="float">
            <text:p>69</text:p>
          </table:table-cell>
          <table:table-cell table:formula="of:=IF([.AO$1]&lt;[.$A5];[.AO4];MAX([.AO4];INDIRECT(ADDRESS(4;[.AO$1]-[.$A5]+3;4)) + [.$B5]))" office:value-type="float" office:value="69" calcext:value-type="float">
            <text:p>69</text:p>
          </table:table-cell>
          <table:table-cell table:formula="of:=IF([.AP$1]&lt;[.$A5];[.AP4];MAX([.AP4];INDIRECT(ADDRESS(4;[.AP$1]-[.$A5]+3;4)) + [.$B5]))" office:value-type="float" office:value="69" calcext:value-type="float">
            <text:p>69</text:p>
          </table:table-cell>
          <table:table-cell table:formula="of:=IF([.AQ$1]&lt;[.$A5];[.AQ4];MAX([.AQ4];INDIRECT(ADDRESS(4;[.AQ$1]-[.$A5]+3;4)) + [.$B5]))" office:value-type="float" office:value="69" calcext:value-type="float">
            <text:p>69</text:p>
          </table:table-cell>
          <table:table-cell table:formula="of:=IF([.AR$1]&lt;[.$A5];[.AR4];MAX([.AR4];INDIRECT(ADDRESS(4;[.AR$1]-[.$A5]+3;4)) + [.$B5]))" office:value-type="float" office:value="69" calcext:value-type="float">
            <text:p>69</text:p>
          </table:table-cell>
          <table:table-cell table:formula="of:=IF([.AS$1]&lt;[.$A5];[.AS4];MAX([.AS4];INDIRECT(ADDRESS(4;[.AS$1]-[.$A5]+3;4)) + [.$B5]))" office:value-type="float" office:value="69" calcext:value-type="float">
            <text:p>69</text:p>
          </table:table-cell>
          <table:table-cell table:formula="of:=IF([.AT$1]&lt;[.$A5];[.AT4];MAX([.AT4];INDIRECT(ADDRESS(4;[.AT$1]-[.$A5]+3;4)) + [.$B5]))" office:value-type="float" office:value="69" calcext:value-type="float">
            <text:p>69</text:p>
          </table:table-cell>
          <table:table-cell table:formula="of:=IF([.AU$1]&lt;[.$A5];[.AU4];MAX([.AU4];INDIRECT(ADDRESS(4;[.AU$1]-[.$A5]+3;4)) + [.$B5]))" office:value-type="float" office:value="69" calcext:value-type="float">
            <text:p>69</text:p>
          </table:table-cell>
          <table:table-cell table:formula="of:=IF([.AV$1]&lt;[.$A5];[.AV4];MAX([.AV4];INDIRECT(ADDRESS(4;[.AV$1]-[.$A5]+3;4)) + [.$B5]))" office:value-type="float" office:value="69" calcext:value-type="float">
            <text:p>69</text:p>
          </table:table-cell>
          <table:table-cell table:formula="of:=IF([.AW$1]&lt;[.$A5];[.AW4];MAX([.AW4];INDIRECT(ADDRESS(4;[.AW$1]-[.$A5]+3;4)) + [.$B5]))" office:value-type="float" office:value="69" calcext:value-type="float">
            <text:p>69</text:p>
          </table:table-cell>
          <table:table-cell table:formula="of:=IF([.AX$1]&lt;[.$A5];[.AX4];MAX([.AX4];INDIRECT(ADDRESS(4;[.AX$1]-[.$A5]+3;4)) + [.$B5]))" office:value-type="float" office:value="69" calcext:value-type="float">
            <text:p>69</text:p>
          </table:table-cell>
          <table:table-cell table:formula="of:=IF([.AY$1]&lt;[.$A5];[.AY4];MAX([.AY4];INDIRECT(ADDRESS(4;[.AY$1]-[.$A5]+3;4)) + [.$B5]))" office:value-type="float" office:value="69" calcext:value-type="float">
            <text:p>69</text:p>
          </table:table-cell>
          <table:table-cell table:formula="of:=IF([.AZ$1]&lt;[.$A5];[.AZ4];MAX([.AZ4];INDIRECT(ADDRESS(4;[.AZ$1]-[.$A5]+3;4)) + [.$B5]))" office:value-type="float" office:value="69" calcext:value-type="float">
            <text:p>69</text:p>
          </table:table-cell>
          <table:table-cell table:formula="of:=IF([.BA$1]&lt;[.$A5];[.BA4];MAX([.BA4];INDIRECT(ADDRESS(4;[.BA$1]-[.$A5]+3;4)) + [.$B5]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D$1]&lt;[.$A6];[.D5];MAX([.D5];INDIRECT(ADDRESS(5;[.D$1]-[.$A6]+3;4)) + [.$B6]))" office:value-type="float" office:value="0" calcext:value-type="float">
            <text:p>0</text:p>
          </table:table-cell>
          <table:table-cell table:formula="of:=IF([.E$1]&lt;[.$A6];[.E5];MAX([.E5];INDIRECT(ADDRESS(5;[.E$1]-[.$A6]+3;4)) + [.$B6]))" office:value-type="float" office:value="13" calcext:value-type="float">
            <text:p>13</text:p>
          </table:table-cell>
          <table:table-cell table:formula="of:=IF([.F$1]&lt;[.$A6];[.F5];MAX([.F5];INDIRECT(ADDRESS(5;[.F$1]-[.$A6]+3;4)) + [.$B6]))" office:value-type="float" office:value="23" calcext:value-type="float">
            <text:p>23</text:p>
          </table:table-cell>
          <table:table-cell table:formula="of:=IF([.G$1]&lt;[.$A6];[.G5];MAX([.G5];INDIRECT(ADDRESS(5;[.G$1]-[.$A6]+3;4)) + [.$B6]))" office:value-type="float" office:value="24" calcext:value-type="float">
            <text:p>24</text:p>
          </table:table-cell>
          <table:table-cell table:formula="of:=IF([.H$1]&lt;[.$A6];[.H5];MAX([.H5];INDIRECT(ADDRESS(5;[.H$1]-[.$A6]+3;4)) + [.$B6]))" office:value-type="float" office:value="36" calcext:value-type="float">
            <text:p>36</text:p>
          </table:table-cell>
          <table:table-cell table:formula="of:=IF([.I$1]&lt;[.$A6];[.I5];MAX([.I5];INDIRECT(ADDRESS(5;[.I$1]-[.$A6]+3;4)) + [.$B6]))" office:value-type="float" office:value="37" calcext:value-type="float">
            <text:p>37</text:p>
          </table:table-cell>
          <table:table-cell table:formula="of:=IF([.J$1]&lt;[.$A6];[.J5];MAX([.J5];INDIRECT(ADDRESS(5;[.J$1]-[.$A6]+3;4)) + [.$B6]))" office:value-type="float" office:value="47" calcext:value-type="float">
            <text:p>47</text:p>
          </table:table-cell>
          <table:table-cell table:formula="of:=IF([.K$1]&lt;[.$A6];[.K5];MAX([.K5];INDIRECT(ADDRESS(5;[.K$1]-[.$A6]+3;4)) + [.$B6]))" office:value-type="float" office:value="47" calcext:value-type="float">
            <text:p>47</text:p>
          </table:table-cell>
          <table:table-cell table:formula="of:=IF([.L$1]&lt;[.$A6];[.L5];MAX([.L5];INDIRECT(ADDRESS(5;[.L$1]-[.$A6]+3;4)) + [.$B6]))" office:value-type="float" office:value="60" calcext:value-type="float">
            <text:p>60</text:p>
          </table:table-cell>
          <table:table-cell table:formula="of:=IF([.M$1]&lt;[.$A6];[.M5];MAX([.M5];INDIRECT(ADDRESS(5;[.M$1]-[.$A6]+3;4)) + [.$B6]))" office:value-type="float" office:value="60" calcext:value-type="float">
            <text:p>60</text:p>
          </table:table-cell>
          <table:table-cell table:formula="of:=IF([.N$1]&lt;[.$A6];[.N5];MAX([.N5];INDIRECT(ADDRESS(5;[.N$1]-[.$A6]+3;4)) + [.$B6]))" office:value-type="float" office:value="60" calcext:value-type="float">
            <text:p>60</text:p>
          </table:table-cell>
          <table:table-cell table:formula="of:=IF([.O$1]&lt;[.$A6];[.O5];MAX([.O5];INDIRECT(ADDRESS(5;[.O$1]-[.$A6]+3;4)) + [.$B6]))" office:value-type="float" office:value="60" calcext:value-type="float">
            <text:p>60</text:p>
          </table:table-cell>
          <table:table-cell table:formula="of:=IF([.P$1]&lt;[.$A6];[.P5];MAX([.P5];INDIRECT(ADDRESS(5;[.P$1]-[.$A6]+3;4)) + [.$B6]))" office:value-type="float" office:value="60" calcext:value-type="float">
            <text:p>60</text:p>
          </table:table-cell>
          <table:table-cell table:formula="of:=IF([.Q$1]&lt;[.$A6];[.Q5];MAX([.Q5];INDIRECT(ADDRESS(5;[.Q$1]-[.$A6]+3;4)) + [.$B6]))" office:value-type="float" office:value="69" calcext:value-type="float">
            <text:p>69</text:p>
          </table:table-cell>
          <table:table-cell table:formula="of:=IF([.R$1]&lt;[.$A6];[.R5];MAX([.R5];INDIRECT(ADDRESS(5;[.R$1]-[.$A6]+3;4)) + [.$B6]))" office:value-type="float" office:value="69" calcext:value-type="float">
            <text:p>69</text:p>
          </table:table-cell>
          <table:table-cell table:formula="of:=IF([.S$1]&lt;[.$A6];[.S5];MAX([.S5];INDIRECT(ADDRESS(5;[.S$1]-[.$A6]+3;4)) + [.$B6]))" office:value-type="float" office:value="69" calcext:value-type="float">
            <text:p>69</text:p>
          </table:table-cell>
          <table:table-cell table:formula="of:=IF([.T$1]&lt;[.$A6];[.T5];MAX([.T5];INDIRECT(ADDRESS(5;[.T$1]-[.$A6]+3;4)) + [.$B6]))" office:value-type="float" office:value="69" calcext:value-type="float">
            <text:p>69</text:p>
          </table:table-cell>
          <table:table-cell table:formula="of:=IF([.U$1]&lt;[.$A6];[.U5];MAX([.U5];INDIRECT(ADDRESS(5;[.U$1]-[.$A6]+3;4)) + [.$B6]))" office:value-type="float" office:value="69" calcext:value-type="float">
            <text:p>69</text:p>
          </table:table-cell>
          <table:table-cell table:formula="of:=IF([.V$1]&lt;[.$A6];[.V5];MAX([.V5];INDIRECT(ADDRESS(5;[.V$1]-[.$A6]+3;4)) + [.$B6]))" office:value-type="float" office:value="69" calcext:value-type="float">
            <text:p>69</text:p>
          </table:table-cell>
          <table:table-cell table:formula="of:=IF([.W$1]&lt;[.$A6];[.W5];MAX([.W5];INDIRECT(ADDRESS(5;[.W$1]-[.$A6]+3;4)) + [.$B6]))" office:value-type="float" office:value="77" calcext:value-type="float">
            <text:p>77</text:p>
          </table:table-cell>
          <table:table-cell table:formula="of:=IF([.X$1]&lt;[.$A6];[.X5];MAX([.X5];INDIRECT(ADDRESS(5;[.X$1]-[.$A6]+3;4)) + [.$B6]))" office:value-type="float" office:value="77" calcext:value-type="float">
            <text:p>77</text:p>
          </table:table-cell>
          <table:table-cell table:formula="of:=IF([.Y$1]&lt;[.$A6];[.Y5];MAX([.Y5];INDIRECT(ADDRESS(5;[.Y$1]-[.$A6]+3;4)) + [.$B6]))" office:value-type="float" office:value="77" calcext:value-type="float">
            <text:p>77</text:p>
          </table:table-cell>
          <table:table-cell table:formula="of:=IF([.Z$1]&lt;[.$A6];[.Z5];MAX([.Z5];INDIRECT(ADDRESS(5;[.Z$1]-[.$A6]+3;4)) + [.$B6]))" office:value-type="float" office:value="77" calcext:value-type="float">
            <text:p>77</text:p>
          </table:table-cell>
          <table:table-cell table:formula="of:=IF([.AA$1]&lt;[.$A6];[.AA5];MAX([.AA5];INDIRECT(ADDRESS(5;[.AA$1]-[.$A6]+3;4)) + [.$B6]))" office:value-type="float" office:value="77" calcext:value-type="float">
            <text:p>77</text:p>
          </table:table-cell>
          <table:table-cell table:formula="of:=IF([.AB$1]&lt;[.$A6];[.AB5];MAX([.AB5];INDIRECT(ADDRESS(5;[.AB$1]-[.$A6]+3;4)) + [.$B6]))" office:value-type="float" office:value="77" calcext:value-type="float">
            <text:p>77</text:p>
          </table:table-cell>
          <table:table-cell table:formula="of:=IF([.AC$1]&lt;[.$A6];[.AC5];MAX([.AC5];INDIRECT(ADDRESS(5;[.AC$1]-[.$A6]+3;4)) + [.$B6]))" office:value-type="float" office:value="77" calcext:value-type="float">
            <text:p>77</text:p>
          </table:table-cell>
          <table:table-cell table:formula="of:=IF([.AD$1]&lt;[.$A6];[.AD5];MAX([.AD5];INDIRECT(ADDRESS(5;[.AD$1]-[.$A6]+3;4)) + [.$B6]))" office:value-type="float" office:value="77" calcext:value-type="float">
            <text:p>77</text:p>
          </table:table-cell>
          <table:table-cell table:formula="of:=IF([.AE$1]&lt;[.$A6];[.AE5];MAX([.AE5];INDIRECT(ADDRESS(5;[.AE$1]-[.$A6]+3;4)) + [.$B6]))" office:value-type="float" office:value="77" calcext:value-type="float">
            <text:p>77</text:p>
          </table:table-cell>
          <table:table-cell table:formula="of:=IF([.AF$1]&lt;[.$A6];[.AF5];MAX([.AF5];INDIRECT(ADDRESS(5;[.AF$1]-[.$A6]+3;4)) + [.$B6]))" office:value-type="float" office:value="77" calcext:value-type="float">
            <text:p>77</text:p>
          </table:table-cell>
          <table:table-cell table:formula="of:=IF([.AG$1]&lt;[.$A6];[.AG5];MAX([.AG5];INDIRECT(ADDRESS(5;[.AG$1]-[.$A6]+3;4)) + [.$B6]))" office:value-type="float" office:value="77" calcext:value-type="float">
            <text:p>77</text:p>
          </table:table-cell>
          <table:table-cell table:formula="of:=IF([.AH$1]&lt;[.$A6];[.AH5];MAX([.AH5];INDIRECT(ADDRESS(5;[.AH$1]-[.$A6]+3;4)) + [.$B6]))" office:value-type="float" office:value="77" calcext:value-type="float">
            <text:p>77</text:p>
          </table:table-cell>
          <table:table-cell table:formula="of:=IF([.AI$1]&lt;[.$A6];[.AI5];MAX([.AI5];INDIRECT(ADDRESS(5;[.AI$1]-[.$A6]+3;4)) + [.$B6]))" office:value-type="float" office:value="77" calcext:value-type="float">
            <text:p>77</text:p>
          </table:table-cell>
          <table:table-cell table:formula="of:=IF([.AJ$1]&lt;[.$A6];[.AJ5];MAX([.AJ5];INDIRECT(ADDRESS(5;[.AJ$1]-[.$A6]+3;4)) + [.$B6]))" office:value-type="float" office:value="77" calcext:value-type="float">
            <text:p>77</text:p>
          </table:table-cell>
          <table:table-cell table:formula="of:=IF([.AK$1]&lt;[.$A6];[.AK5];MAX([.AK5];INDIRECT(ADDRESS(5;[.AK$1]-[.$A6]+3;4)) + [.$B6]))" office:value-type="float" office:value="77" calcext:value-type="float">
            <text:p>77</text:p>
          </table:table-cell>
          <table:table-cell table:formula="of:=IF([.AL$1]&lt;[.$A6];[.AL5];MAX([.AL5];INDIRECT(ADDRESS(5;[.AL$1]-[.$A6]+3;4)) + [.$B6]))" office:value-type="float" office:value="77" calcext:value-type="float">
            <text:p>77</text:p>
          </table:table-cell>
          <table:table-cell table:formula="of:=IF([.AM$1]&lt;[.$A6];[.AM5];MAX([.AM5];INDIRECT(ADDRESS(5;[.AM$1]-[.$A6]+3;4)) + [.$B6]))" office:value-type="float" office:value="77" calcext:value-type="float">
            <text:p>77</text:p>
          </table:table-cell>
          <table:table-cell table:formula="of:=IF([.AN$1]&lt;[.$A6];[.AN5];MAX([.AN5];INDIRECT(ADDRESS(5;[.AN$1]-[.$A6]+3;4)) + [.$B6]))" office:value-type="float" office:value="77" calcext:value-type="float">
            <text:p>77</text:p>
          </table:table-cell>
          <table:table-cell table:formula="of:=IF([.AO$1]&lt;[.$A6];[.AO5];MAX([.AO5];INDIRECT(ADDRESS(5;[.AO$1]-[.$A6]+3;4)) + [.$B6]))" office:value-type="float" office:value="77" calcext:value-type="float">
            <text:p>77</text:p>
          </table:table-cell>
          <table:table-cell table:formula="of:=IF([.AP$1]&lt;[.$A6];[.AP5];MAX([.AP5];INDIRECT(ADDRESS(5;[.AP$1]-[.$A6]+3;4)) + [.$B6]))" office:value-type="float" office:value="77" calcext:value-type="float">
            <text:p>77</text:p>
          </table:table-cell>
          <table:table-cell table:formula="of:=IF([.AQ$1]&lt;[.$A6];[.AQ5];MAX([.AQ5];INDIRECT(ADDRESS(5;[.AQ$1]-[.$A6]+3;4)) + [.$B6]))" office:value-type="float" office:value="77" calcext:value-type="float">
            <text:p>77</text:p>
          </table:table-cell>
          <table:table-cell table:formula="of:=IF([.AR$1]&lt;[.$A6];[.AR5];MAX([.AR5];INDIRECT(ADDRESS(5;[.AR$1]-[.$A6]+3;4)) + [.$B6]))" office:value-type="float" office:value="77" calcext:value-type="float">
            <text:p>77</text:p>
          </table:table-cell>
          <table:table-cell table:formula="of:=IF([.AS$1]&lt;[.$A6];[.AS5];MAX([.AS5];INDIRECT(ADDRESS(5;[.AS$1]-[.$A6]+3;4)) + [.$B6]))" office:value-type="float" office:value="77" calcext:value-type="float">
            <text:p>77</text:p>
          </table:table-cell>
          <table:table-cell table:formula="of:=IF([.AT$1]&lt;[.$A6];[.AT5];MAX([.AT5];INDIRECT(ADDRESS(5;[.AT$1]-[.$A6]+3;4)) + [.$B6]))" office:value-type="float" office:value="77" calcext:value-type="float">
            <text:p>77</text:p>
          </table:table-cell>
          <table:table-cell table:formula="of:=IF([.AU$1]&lt;[.$A6];[.AU5];MAX([.AU5];INDIRECT(ADDRESS(5;[.AU$1]-[.$A6]+3;4)) + [.$B6]))" office:value-type="float" office:value="77" calcext:value-type="float">
            <text:p>77</text:p>
          </table:table-cell>
          <table:table-cell table:formula="of:=IF([.AV$1]&lt;[.$A6];[.AV5];MAX([.AV5];INDIRECT(ADDRESS(5;[.AV$1]-[.$A6]+3;4)) + [.$B6]))" office:value-type="float" office:value="77" calcext:value-type="float">
            <text:p>77</text:p>
          </table:table-cell>
          <table:table-cell table:formula="of:=IF([.AW$1]&lt;[.$A6];[.AW5];MAX([.AW5];INDIRECT(ADDRESS(5;[.AW$1]-[.$A6]+3;4)) + [.$B6]))" office:value-type="float" office:value="77" calcext:value-type="float">
            <text:p>77</text:p>
          </table:table-cell>
          <table:table-cell table:formula="of:=IF([.AX$1]&lt;[.$A6];[.AX5];MAX([.AX5];INDIRECT(ADDRESS(5;[.AX$1]-[.$A6]+3;4)) + [.$B6]))" office:value-type="float" office:value="77" calcext:value-type="float">
            <text:p>77</text:p>
          </table:table-cell>
          <table:table-cell table:formula="of:=IF([.AY$1]&lt;[.$A6];[.AY5];MAX([.AY5];INDIRECT(ADDRESS(5;[.AY$1]-[.$A6]+3;4)) + [.$B6]))" office:value-type="float" office:value="77" calcext:value-type="float">
            <text:p>77</text:p>
          </table:table-cell>
          <table:table-cell table:formula="of:=IF([.AZ$1]&lt;[.$A6];[.AZ5];MAX([.AZ5];INDIRECT(ADDRESS(5;[.AZ$1]-[.$A6]+3;4)) + [.$B6]))" office:value-type="float" office:value="77" calcext:value-type="float">
            <text:p>77</text:p>
          </table:table-cell>
          <table:table-cell table:formula="of:=IF([.BA$1]&lt;[.$A6];[.BA5];MAX([.BA5];INDIRECT(ADDRESS(5;[.BA$1]-[.$A6]+3;4)) + [.$B6]))"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D$1]&lt;[.$A7];[.D6];MAX([.D6];INDIRECT(ADDRESS(6;[.D$1]-[.$A7]+3;4)) + [.$B7]))" office:value-type="float" office:value="0" calcext:value-type="float">
            <text:p>0</text:p>
          </table:table-cell>
          <table:table-cell table:formula="of:=IF([.E$1]&lt;[.$A7];[.E6];MAX([.E6];INDIRECT(ADDRESS(6;[.E$1]-[.$A7]+3;4)) + [.$B7]))" office:value-type="float" office:value="13" calcext:value-type="float">
            <text:p>13</text:p>
          </table:table-cell>
          <table:table-cell table:formula="of:=IF([.F$1]&lt;[.$A7];[.F6];MAX([.F6];INDIRECT(ADDRESS(6;[.F$1]-[.$A7]+3;4)) + [.$B7]))" office:value-type="float" office:value="23" calcext:value-type="float">
            <text:p>23</text:p>
          </table:table-cell>
          <table:table-cell table:formula="of:=IF([.G$1]&lt;[.$A7];[.G6];MAX([.G6];INDIRECT(ADDRESS(6;[.G$1]-[.$A7]+3;4)) + [.$B7]))" office:value-type="float" office:value="24" calcext:value-type="float">
            <text:p>24</text:p>
          </table:table-cell>
          <table:table-cell table:formula="of:=IF([.H$1]&lt;[.$A7];[.H6];MAX([.H6];INDIRECT(ADDRESS(6;[.H$1]-[.$A7]+3;4)) + [.$B7]))" office:value-type="float" office:value="36" calcext:value-type="float">
            <text:p>36</text:p>
          </table:table-cell>
          <table:table-cell table:formula="of:=IF([.I$1]&lt;[.$A7];[.I6];MAX([.I6];INDIRECT(ADDRESS(6;[.I$1]-[.$A7]+3;4)) + [.$B7]))" office:value-type="float" office:value="37" calcext:value-type="float">
            <text:p>37</text:p>
          </table:table-cell>
          <table:table-cell table:formula="of:=IF([.J$1]&lt;[.$A7];[.J6];MAX([.J6];INDIRECT(ADDRESS(6;[.J$1]-[.$A7]+3;4)) + [.$B7]))" office:value-type="float" office:value="47" calcext:value-type="float">
            <text:p>47</text:p>
          </table:table-cell>
          <table:table-cell table:formula="of:=IF([.K$1]&lt;[.$A7];[.K6];MAX([.K6];INDIRECT(ADDRESS(6;[.K$1]-[.$A7]+3;4)) + [.$B7]))" office:value-type="float" office:value="47" calcext:value-type="float">
            <text:p>47</text:p>
          </table:table-cell>
          <table:table-cell table:formula="of:=IF([.L$1]&lt;[.$A7];[.L6];MAX([.L6];INDIRECT(ADDRESS(6;[.L$1]-[.$A7]+3;4)) + [.$B7]))" office:value-type="float" office:value="60" calcext:value-type="float">
            <text:p>60</text:p>
          </table:table-cell>
          <table:table-cell table:formula="of:=IF([.M$1]&lt;[.$A7];[.M6];MAX([.M6];INDIRECT(ADDRESS(6;[.M$1]-[.$A7]+3;4)) + [.$B7]))" office:value-type="float" office:value="60" calcext:value-type="float">
            <text:p>60</text:p>
          </table:table-cell>
          <table:table-cell table:formula="of:=IF([.N$1]&lt;[.$A7];[.N6];MAX([.N6];INDIRECT(ADDRESS(6;[.N$1]-[.$A7]+3;4)) + [.$B7]))" office:value-type="float" office:value="60" calcext:value-type="float">
            <text:p>60</text:p>
          </table:table-cell>
          <table:table-cell table:formula="of:=IF([.O$1]&lt;[.$A7];[.O6];MAX([.O6];INDIRECT(ADDRESS(6;[.O$1]-[.$A7]+3;4)) + [.$B7]))" office:value-type="float" office:value="60" calcext:value-type="float">
            <text:p>60</text:p>
          </table:table-cell>
          <table:table-cell table:formula="of:=IF([.P$1]&lt;[.$A7];[.P6];MAX([.P6];INDIRECT(ADDRESS(6;[.P$1]-[.$A7]+3;4)) + [.$B7]))" office:value-type="float" office:value="60" calcext:value-type="float">
            <text:p>60</text:p>
          </table:table-cell>
          <table:table-cell table:formula="of:=IF([.Q$1]&lt;[.$A7];[.Q6];MAX([.Q6];INDIRECT(ADDRESS(6;[.Q$1]-[.$A7]+3;4)) + [.$B7]))" office:value-type="float" office:value="69" calcext:value-type="float">
            <text:p>69</text:p>
          </table:table-cell>
          <table:table-cell table:formula="of:=IF([.R$1]&lt;[.$A7];[.R6];MAX([.R6];INDIRECT(ADDRESS(6;[.R$1]-[.$A7]+3;4)) + [.$B7]))" office:value-type="float" office:value="69" calcext:value-type="float">
            <text:p>69</text:p>
          </table:table-cell>
          <table:table-cell table:formula="of:=IF([.S$1]&lt;[.$A7];[.S6];MAX([.S6];INDIRECT(ADDRESS(6;[.S$1]-[.$A7]+3;4)) + [.$B7]))" office:value-type="float" office:value="69" calcext:value-type="float">
            <text:p>69</text:p>
          </table:table-cell>
          <table:table-cell table:formula="of:=IF([.T$1]&lt;[.$A7];[.T6];MAX([.T6];INDIRECT(ADDRESS(6;[.T$1]-[.$A7]+3;4)) + [.$B7]))" office:value-type="float" office:value="69" calcext:value-type="float">
            <text:p>69</text:p>
          </table:table-cell>
          <table:table-cell table:formula="of:=IF([.U$1]&lt;[.$A7];[.U6];MAX([.U6];INDIRECT(ADDRESS(6;[.U$1]-[.$A7]+3;4)) + [.$B7]))" office:value-type="float" office:value="69" calcext:value-type="float">
            <text:p>69</text:p>
          </table:table-cell>
          <table:table-cell table:formula="of:=IF([.V$1]&lt;[.$A7];[.V6];MAX([.V6];INDIRECT(ADDRESS(6;[.V$1]-[.$A7]+3;4)) + [.$B7]))" office:value-type="float" office:value="69" calcext:value-type="float">
            <text:p>69</text:p>
          </table:table-cell>
          <table:table-cell table:formula="of:=IF([.W$1]&lt;[.$A7];[.W6];MAX([.W6];INDIRECT(ADDRESS(6;[.W$1]-[.$A7]+3;4)) + [.$B7]))" office:value-type="float" office:value="77" calcext:value-type="float">
            <text:p>77</text:p>
          </table:table-cell>
          <table:table-cell table:formula="of:=IF([.X$1]&lt;[.$A7];[.X6];MAX([.X6];INDIRECT(ADDRESS(6;[.X$1]-[.$A7]+3;4)) + [.$B7]))" office:value-type="float" office:value="77" calcext:value-type="float">
            <text:p>77</text:p>
          </table:table-cell>
          <table:table-cell table:formula="of:=IF([.Y$1]&lt;[.$A7];[.Y6];MAX([.Y6];INDIRECT(ADDRESS(6;[.Y$1]-[.$A7]+3;4)) + [.$B7]))" office:value-type="float" office:value="77" calcext:value-type="float">
            <text:p>77</text:p>
          </table:table-cell>
          <table:table-cell table:formula="of:=IF([.Z$1]&lt;[.$A7];[.Z6];MAX([.Z6];INDIRECT(ADDRESS(6;[.Z$1]-[.$A7]+3;4)) + [.$B7]))" office:value-type="float" office:value="77" calcext:value-type="float">
            <text:p>77</text:p>
          </table:table-cell>
          <table:table-cell table:formula="of:=IF([.AA$1]&lt;[.$A7];[.AA6];MAX([.AA6];INDIRECT(ADDRESS(6;[.AA$1]-[.$A7]+3;4)) + [.$B7]))" office:value-type="float" office:value="77" calcext:value-type="float">
            <text:p>77</text:p>
          </table:table-cell>
          <table:table-cell table:formula="of:=IF([.AB$1]&lt;[.$A7];[.AB6];MAX([.AB6];INDIRECT(ADDRESS(6;[.AB$1]-[.$A7]+3;4)) + [.$B7]))" office:value-type="float" office:value="77" calcext:value-type="float">
            <text:p>77</text:p>
          </table:table-cell>
          <table:table-cell table:formula="of:=IF([.AC$1]&lt;[.$A7];[.AC6];MAX([.AC6];INDIRECT(ADDRESS(6;[.AC$1]-[.$A7]+3;4)) + [.$B7]))" office:value-type="float" office:value="77" calcext:value-type="float">
            <text:p>77</text:p>
          </table:table-cell>
          <table:table-cell table:formula="of:=IF([.AD$1]&lt;[.$A7];[.AD6];MAX([.AD6];INDIRECT(ADDRESS(6;[.AD$1]-[.$A7]+3;4)) + [.$B7]))" office:value-type="float" office:value="84" calcext:value-type="float">
            <text:p>84</text:p>
          </table:table-cell>
          <table:table-cell table:formula="of:=IF([.AE$1]&lt;[.$A7];[.AE6];MAX([.AE6];INDIRECT(ADDRESS(6;[.AE$1]-[.$A7]+3;4)) + [.$B7]))" office:value-type="float" office:value="84" calcext:value-type="float">
            <text:p>84</text:p>
          </table:table-cell>
          <table:table-cell table:formula="of:=IF([.AF$1]&lt;[.$A7];[.AF6];MAX([.AF6];INDIRECT(ADDRESS(6;[.AF$1]-[.$A7]+3;4)) + [.$B7]))" office:value-type="float" office:value="84" calcext:value-type="float">
            <text:p>84</text:p>
          </table:table-cell>
          <table:table-cell table:formula="of:=IF([.AG$1]&lt;[.$A7];[.AG6];MAX([.AG6];INDIRECT(ADDRESS(6;[.AG$1]-[.$A7]+3;4)) + [.$B7]))" office:value-type="float" office:value="84" calcext:value-type="float">
            <text:p>84</text:p>
          </table:table-cell>
          <table:table-cell table:formula="of:=IF([.AH$1]&lt;[.$A7];[.AH6];MAX([.AH6];INDIRECT(ADDRESS(6;[.AH$1]-[.$A7]+3;4)) + [.$B7]))" office:value-type="float" office:value="84" calcext:value-type="float">
            <text:p>84</text:p>
          </table:table-cell>
          <table:table-cell table:formula="of:=IF([.AI$1]&lt;[.$A7];[.AI6];MAX([.AI6];INDIRECT(ADDRESS(6;[.AI$1]-[.$A7]+3;4)) + [.$B7]))" office:value-type="float" office:value="84" calcext:value-type="float">
            <text:p>84</text:p>
          </table:table-cell>
          <table:table-cell table:formula="of:=IF([.AJ$1]&lt;[.$A7];[.AJ6];MAX([.AJ6];INDIRECT(ADDRESS(6;[.AJ$1]-[.$A7]+3;4)) + [.$B7]))" office:value-type="float" office:value="84" calcext:value-type="float">
            <text:p>84</text:p>
          </table:table-cell>
          <table:table-cell table:formula="of:=IF([.AK$1]&lt;[.$A7];[.AK6];MAX([.AK6];INDIRECT(ADDRESS(6;[.AK$1]-[.$A7]+3;4)) + [.$B7]))" office:value-type="float" office:value="84" calcext:value-type="float">
            <text:p>84</text:p>
          </table:table-cell>
          <table:table-cell table:formula="of:=IF([.AL$1]&lt;[.$A7];[.AL6];MAX([.AL6];INDIRECT(ADDRESS(6;[.AL$1]-[.$A7]+3;4)) + [.$B7]))" office:value-type="float" office:value="84" calcext:value-type="float">
            <text:p>84</text:p>
          </table:table-cell>
          <table:table-cell table:formula="of:=IF([.AM$1]&lt;[.$A7];[.AM6];MAX([.AM6];INDIRECT(ADDRESS(6;[.AM$1]-[.$A7]+3;4)) + [.$B7]))" office:value-type="float" office:value="84" calcext:value-type="float">
            <text:p>84</text:p>
          </table:table-cell>
          <table:table-cell table:formula="of:=IF([.AN$1]&lt;[.$A7];[.AN6];MAX([.AN6];INDIRECT(ADDRESS(6;[.AN$1]-[.$A7]+3;4)) + [.$B7]))" office:value-type="float" office:value="84" calcext:value-type="float">
            <text:p>84</text:p>
          </table:table-cell>
          <table:table-cell table:formula="of:=IF([.AO$1]&lt;[.$A7];[.AO6];MAX([.AO6];INDIRECT(ADDRESS(6;[.AO$1]-[.$A7]+3;4)) + [.$B7]))" office:value-type="float" office:value="84" calcext:value-type="float">
            <text:p>84</text:p>
          </table:table-cell>
          <table:table-cell table:formula="of:=IF([.AP$1]&lt;[.$A7];[.AP6];MAX([.AP6];INDIRECT(ADDRESS(6;[.AP$1]-[.$A7]+3;4)) + [.$B7]))" office:value-type="float" office:value="84" calcext:value-type="float">
            <text:p>84</text:p>
          </table:table-cell>
          <table:table-cell table:formula="of:=IF([.AQ$1]&lt;[.$A7];[.AQ6];MAX([.AQ6];INDIRECT(ADDRESS(6;[.AQ$1]-[.$A7]+3;4)) + [.$B7]))" office:value-type="float" office:value="84" calcext:value-type="float">
            <text:p>84</text:p>
          </table:table-cell>
          <table:table-cell table:formula="of:=IF([.AR$1]&lt;[.$A7];[.AR6];MAX([.AR6];INDIRECT(ADDRESS(6;[.AR$1]-[.$A7]+3;4)) + [.$B7]))" office:value-type="float" office:value="84" calcext:value-type="float">
            <text:p>84</text:p>
          </table:table-cell>
          <table:table-cell table:formula="of:=IF([.AS$1]&lt;[.$A7];[.AS6];MAX([.AS6];INDIRECT(ADDRESS(6;[.AS$1]-[.$A7]+3;4)) + [.$B7]))" office:value-type="float" office:value="84" calcext:value-type="float">
            <text:p>84</text:p>
          </table:table-cell>
          <table:table-cell table:formula="of:=IF([.AT$1]&lt;[.$A7];[.AT6];MAX([.AT6];INDIRECT(ADDRESS(6;[.AT$1]-[.$A7]+3;4)) + [.$B7]))" office:value-type="float" office:value="84" calcext:value-type="float">
            <text:p>84</text:p>
          </table:table-cell>
          <table:table-cell table:formula="of:=IF([.AU$1]&lt;[.$A7];[.AU6];MAX([.AU6];INDIRECT(ADDRESS(6;[.AU$1]-[.$A7]+3;4)) + [.$B7]))" office:value-type="float" office:value="84" calcext:value-type="float">
            <text:p>84</text:p>
          </table:table-cell>
          <table:table-cell table:formula="of:=IF([.AV$1]&lt;[.$A7];[.AV6];MAX([.AV6];INDIRECT(ADDRESS(6;[.AV$1]-[.$A7]+3;4)) + [.$B7]))" office:value-type="float" office:value="84" calcext:value-type="float">
            <text:p>84</text:p>
          </table:table-cell>
          <table:table-cell table:formula="of:=IF([.AW$1]&lt;[.$A7];[.AW6];MAX([.AW6];INDIRECT(ADDRESS(6;[.AW$1]-[.$A7]+3;4)) + [.$B7]))" office:value-type="float" office:value="84" calcext:value-type="float">
            <text:p>84</text:p>
          </table:table-cell>
          <table:table-cell table:formula="of:=IF([.AX$1]&lt;[.$A7];[.AX6];MAX([.AX6];INDIRECT(ADDRESS(6;[.AX$1]-[.$A7]+3;4)) + [.$B7]))" office:value-type="float" office:value="84" calcext:value-type="float">
            <text:p>84</text:p>
          </table:table-cell>
          <table:table-cell table:formula="of:=IF([.AY$1]&lt;[.$A7];[.AY6];MAX([.AY6];INDIRECT(ADDRESS(6;[.AY$1]-[.$A7]+3;4)) + [.$B7]))" office:value-type="float" office:value="84" calcext:value-type="float">
            <text:p>84</text:p>
          </table:table-cell>
          <table:table-cell table:formula="of:=IF([.AZ$1]&lt;[.$A7];[.AZ6];MAX([.AZ6];INDIRECT(ADDRESS(6;[.AZ$1]-[.$A7]+3;4)) + [.$B7]))" office:value-type="float" office:value="84" calcext:value-type="float">
            <text:p>84</text:p>
          </table:table-cell>
          <table:table-cell table:formula="of:=IF([.BA$1]&lt;[.$A7];[.BA6];MAX([.BA6];INDIRECT(ADDRESS(6;[.BA$1]-[.$A7]+3;4)) + [.$B7]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D$1]&lt;[.$A8];[.D7];MAX([.D7];INDIRECT(ADDRESS(7;[.D$1]-[.$A8]+3;4)) + [.$B8]))" office:value-type="float" office:value="0" calcext:value-type="float">
            <text:p>0</text:p>
          </table:table-cell>
          <table:table-cell table:formula="of:=IF([.E$1]&lt;[.$A8];[.E7];MAX([.E7];INDIRECT(ADDRESS(7;[.E$1]-[.$A8]+3;4)) + [.$B8]))" office:value-type="float" office:value="13" calcext:value-type="float">
            <text:p>13</text:p>
          </table:table-cell>
          <table:table-cell table:formula="of:=IF([.F$1]&lt;[.$A8];[.F7];MAX([.F7];INDIRECT(ADDRESS(7;[.F$1]-[.$A8]+3;4)) + [.$B8]))" office:value-type="float" office:value="23" calcext:value-type="float">
            <text:p>23</text:p>
          </table:table-cell>
          <table:table-cell table:formula="of:=IF([.G$1]&lt;[.$A8];[.G7];MAX([.G7];INDIRECT(ADDRESS(7;[.G$1]-[.$A8]+3;4)) + [.$B8]))" office:value-type="float" office:value="24" calcext:value-type="float">
            <text:p>24</text:p>
          </table:table-cell>
          <table:table-cell table:formula="of:=IF([.H$1]&lt;[.$A8];[.H7];MAX([.H7];INDIRECT(ADDRESS(7;[.H$1]-[.$A8]+3;4)) + [.$B8]))" office:value-type="float" office:value="36" calcext:value-type="float">
            <text:p>36</text:p>
          </table:table-cell>
          <table:table-cell table:formula="of:=IF([.I$1]&lt;[.$A8];[.I7];MAX([.I7];INDIRECT(ADDRESS(7;[.I$1]-[.$A8]+3;4)) + [.$B8]))" office:value-type="float" office:value="37" calcext:value-type="float">
            <text:p>37</text:p>
          </table:table-cell>
          <table:table-cell table:formula="of:=IF([.J$1]&lt;[.$A8];[.J7];MAX([.J7];INDIRECT(ADDRESS(7;[.J$1]-[.$A8]+3;4)) + [.$B8]))" office:value-type="float" office:value="47" calcext:value-type="float">
            <text:p>47</text:p>
          </table:table-cell>
          <table:table-cell table:formula="of:=IF([.K$1]&lt;[.$A8];[.K7];MAX([.K7];INDIRECT(ADDRESS(7;[.K$1]-[.$A8]+3;4)) + [.$B8]))" office:value-type="float" office:value="47" calcext:value-type="float">
            <text:p>47</text:p>
          </table:table-cell>
          <table:table-cell table:formula="of:=IF([.L$1]&lt;[.$A8];[.L7];MAX([.L7];INDIRECT(ADDRESS(7;[.L$1]-[.$A8]+3;4)) + [.$B8]))" office:value-type="float" office:value="60" calcext:value-type="float">
            <text:p>60</text:p>
          </table:table-cell>
          <table:table-cell table:formula="of:=IF([.M$1]&lt;[.$A8];[.M7];MAX([.M7];INDIRECT(ADDRESS(7;[.M$1]-[.$A8]+3;4)) + [.$B8]))" office:value-type="float" office:value="60" calcext:value-type="float">
            <text:p>60</text:p>
          </table:table-cell>
          <table:table-cell table:formula="of:=IF([.N$1]&lt;[.$A8];[.N7];MAX([.N7];INDIRECT(ADDRESS(7;[.N$1]-[.$A8]+3;4)) + [.$B8]))" office:value-type="float" office:value="60" calcext:value-type="float">
            <text:p>60</text:p>
          </table:table-cell>
          <table:table-cell table:formula="of:=IF([.O$1]&lt;[.$A8];[.O7];MAX([.O7];INDIRECT(ADDRESS(7;[.O$1]-[.$A8]+3;4)) + [.$B8]))" office:value-type="float" office:value="60" calcext:value-type="float">
            <text:p>60</text:p>
          </table:table-cell>
          <table:table-cell table:formula="of:=IF([.P$1]&lt;[.$A8];[.P7];MAX([.P7];INDIRECT(ADDRESS(7;[.P$1]-[.$A8]+3;4)) + [.$B8]))" office:value-type="float" office:value="60" calcext:value-type="float">
            <text:p>60</text:p>
          </table:table-cell>
          <table:table-cell table:formula="of:=IF([.Q$1]&lt;[.$A8];[.Q7];MAX([.Q7];INDIRECT(ADDRESS(7;[.Q$1]-[.$A8]+3;4)) + [.$B8]))" office:value-type="float" office:value="69" calcext:value-type="float">
            <text:p>69</text:p>
          </table:table-cell>
          <table:table-cell table:formula="of:=IF([.R$1]&lt;[.$A8];[.R7];MAX([.R7];INDIRECT(ADDRESS(7;[.R$1]-[.$A8]+3;4)) + [.$B8]))" office:value-type="float" office:value="69" calcext:value-type="float">
            <text:p>69</text:p>
          </table:table-cell>
          <table:table-cell table:formula="of:=IF([.S$1]&lt;[.$A8];[.S7];MAX([.S7];INDIRECT(ADDRESS(7;[.S$1]-[.$A8]+3;4)) + [.$B8]))" office:value-type="float" office:value="69" calcext:value-type="float">
            <text:p>69</text:p>
          </table:table-cell>
          <table:table-cell table:formula="of:=IF([.T$1]&lt;[.$A8];[.T7];MAX([.T7];INDIRECT(ADDRESS(7;[.T$1]-[.$A8]+3;4)) + [.$B8]))" office:value-type="float" office:value="75" calcext:value-type="float">
            <text:p>75</text:p>
          </table:table-cell>
          <table:table-cell table:formula="of:=IF([.U$1]&lt;[.$A8];[.U7];MAX([.U7];INDIRECT(ADDRESS(7;[.U$1]-[.$A8]+3;4)) + [.$B8]))" office:value-type="float" office:value="75" calcext:value-type="float">
            <text:p>75</text:p>
          </table:table-cell>
          <table:table-cell table:formula="of:=IF([.V$1]&lt;[.$A8];[.V7];MAX([.V7];INDIRECT(ADDRESS(7;[.V$1]-[.$A8]+3;4)) + [.$B8]))" office:value-type="float" office:value="75" calcext:value-type="float">
            <text:p>75</text:p>
          </table:table-cell>
          <table:table-cell table:formula="of:=IF([.W$1]&lt;[.$A8];[.W7];MAX([.W7];INDIRECT(ADDRESS(7;[.W$1]-[.$A8]+3;4)) + [.$B8]))" office:value-type="float" office:value="77" calcext:value-type="float">
            <text:p>77</text:p>
          </table:table-cell>
          <table:table-cell table:formula="of:=IF([.X$1]&lt;[.$A8];[.X7];MAX([.X7];INDIRECT(ADDRESS(7;[.X$1]-[.$A8]+3;4)) + [.$B8]))" office:value-type="float" office:value="77" calcext:value-type="float">
            <text:p>77</text:p>
          </table:table-cell>
          <table:table-cell table:formula="of:=IF([.Y$1]&lt;[.$A8];[.Y7];MAX([.Y7];INDIRECT(ADDRESS(7;[.Y$1]-[.$A8]+3;4)) + [.$B8]))" office:value-type="float" office:value="84" calcext:value-type="float">
            <text:p>84</text:p>
          </table:table-cell>
          <table:table-cell table:formula="of:=IF([.Z$1]&lt;[.$A8];[.Z7];MAX([.Z7];INDIRECT(ADDRESS(7;[.Z$1]-[.$A8]+3;4)) + [.$B8]))" office:value-type="float" office:value="84" calcext:value-type="float">
            <text:p>84</text:p>
          </table:table-cell>
          <table:table-cell table:formula="of:=IF([.AA$1]&lt;[.$A8];[.AA7];MAX([.AA7];INDIRECT(ADDRESS(7;[.AA$1]-[.$A8]+3;4)) + [.$B8]))" office:value-type="float" office:value="84" calcext:value-type="float">
            <text:p>84</text:p>
          </table:table-cell>
          <table:table-cell table:formula="of:=IF([.AB$1]&lt;[.$A8];[.AB7];MAX([.AB7];INDIRECT(ADDRESS(7;[.AB$1]-[.$A8]+3;4)) + [.$B8]))" office:value-type="float" office:value="84" calcext:value-type="float">
            <text:p>84</text:p>
          </table:table-cell>
          <table:table-cell table:formula="of:=IF([.AC$1]&lt;[.$A8];[.AC7];MAX([.AC7];INDIRECT(ADDRESS(7;[.AC$1]-[.$A8]+3;4)) + [.$B8]))" office:value-type="float" office:value="84" calcext:value-type="float">
            <text:p>84</text:p>
          </table:table-cell>
          <table:table-cell table:formula="of:=IF([.AD$1]&lt;[.$A8];[.AD7];MAX([.AD7];INDIRECT(ADDRESS(7;[.AD$1]-[.$A8]+3;4)) + [.$B8]))" office:value-type="float" office:value="84" calcext:value-type="float">
            <text:p>84</text:p>
          </table:table-cell>
          <table:table-cell table:formula="of:=IF([.AE$1]&lt;[.$A8];[.AE7];MAX([.AE7];INDIRECT(ADDRESS(7;[.AE$1]-[.$A8]+3;4)) + [.$B8]))" office:value-type="float" office:value="92" calcext:value-type="float">
            <text:p>92</text:p>
          </table:table-cell>
          <table:table-cell table:formula="of:=IF([.AF$1]&lt;[.$A8];[.AF7];MAX([.AF7];INDIRECT(ADDRESS(7;[.AF$1]-[.$A8]+3;4)) + [.$B8]))" office:value-type="float" office:value="92" calcext:value-type="float">
            <text:p>92</text:p>
          </table:table-cell>
          <table:table-cell table:formula="of:=IF([.AG$1]&lt;[.$A8];[.AG7];MAX([.AG7];INDIRECT(ADDRESS(7;[.AG$1]-[.$A8]+3;4)) + [.$B8]))" office:value-type="float" office:value="92" calcext:value-type="float">
            <text:p>92</text:p>
          </table:table-cell>
          <table:table-cell table:formula="of:=IF([.AH$1]&lt;[.$A8];[.AH7];MAX([.AH7];INDIRECT(ADDRESS(7;[.AH$1]-[.$A8]+3;4)) + [.$B8]))" office:value-type="float" office:value="92" calcext:value-type="float">
            <text:p>92</text:p>
          </table:table-cell>
          <table:table-cell table:formula="of:=IF([.AI$1]&lt;[.$A8];[.AI7];MAX([.AI7];INDIRECT(ADDRESS(7;[.AI$1]-[.$A8]+3;4)) + [.$B8]))" office:value-type="float" office:value="92" calcext:value-type="float">
            <text:p>92</text:p>
          </table:table-cell>
          <table:table-cell table:formula="of:=IF([.AJ$1]&lt;[.$A8];[.AJ7];MAX([.AJ7];INDIRECT(ADDRESS(7;[.AJ$1]-[.$A8]+3;4)) + [.$B8]))" office:value-type="float" office:value="92" calcext:value-type="float">
            <text:p>92</text:p>
          </table:table-cell>
          <table:table-cell table:formula="of:=IF([.AK$1]&lt;[.$A8];[.AK7];MAX([.AK7];INDIRECT(ADDRESS(7;[.AK$1]-[.$A8]+3;4)) + [.$B8]))" office:value-type="float" office:value="92" calcext:value-type="float">
            <text:p>92</text:p>
          </table:table-cell>
          <table:table-cell table:formula="of:=IF([.AL$1]&lt;[.$A8];[.AL7];MAX([.AL7];INDIRECT(ADDRESS(7;[.AL$1]-[.$A8]+3;4)) + [.$B8]))" office:value-type="float" office:value="99" calcext:value-type="float">
            <text:p>99</text:p>
          </table:table-cell>
          <table:table-cell table:formula="of:=IF([.AM$1]&lt;[.$A8];[.AM7];MAX([.AM7];INDIRECT(ADDRESS(7;[.AM$1]-[.$A8]+3;4)) + [.$B8]))" office:value-type="float" office:value="99" calcext:value-type="float">
            <text:p>99</text:p>
          </table:table-cell>
          <table:table-cell table:formula="of:=IF([.AN$1]&lt;[.$A8];[.AN7];MAX([.AN7];INDIRECT(ADDRESS(7;[.AN$1]-[.$A8]+3;4)) + [.$B8]))" office:value-type="float" office:value="99" calcext:value-type="float">
            <text:p>99</text:p>
          </table:table-cell>
          <table:table-cell table:formula="of:=IF([.AO$1]&lt;[.$A8];[.AO7];MAX([.AO7];INDIRECT(ADDRESS(7;[.AO$1]-[.$A8]+3;4)) + [.$B8]))" office:value-type="float" office:value="99" calcext:value-type="float">
            <text:p>99</text:p>
          </table:table-cell>
          <table:table-cell table:formula="of:=IF([.AP$1]&lt;[.$A8];[.AP7];MAX([.AP7];INDIRECT(ADDRESS(7;[.AP$1]-[.$A8]+3;4)) + [.$B8]))" office:value-type="float" office:value="99" calcext:value-type="float">
            <text:p>99</text:p>
          </table:table-cell>
          <table:table-cell table:formula="of:=IF([.AQ$1]&lt;[.$A8];[.AQ7];MAX([.AQ7];INDIRECT(ADDRESS(7;[.AQ$1]-[.$A8]+3;4)) + [.$B8]))" office:value-type="float" office:value="99" calcext:value-type="float">
            <text:p>99</text:p>
          </table:table-cell>
          <table:table-cell table:formula="of:=IF([.AR$1]&lt;[.$A8];[.AR7];MAX([.AR7];INDIRECT(ADDRESS(7;[.AR$1]-[.$A8]+3;4)) + [.$B8]))" office:value-type="float" office:value="99" calcext:value-type="float">
            <text:p>99</text:p>
          </table:table-cell>
          <table:table-cell table:formula="of:=IF([.AS$1]&lt;[.$A8];[.AS7];MAX([.AS7];INDIRECT(ADDRESS(7;[.AS$1]-[.$A8]+3;4)) + [.$B8]))" office:value-type="float" office:value="99" calcext:value-type="float">
            <text:p>99</text:p>
          </table:table-cell>
          <table:table-cell table:formula="of:=IF([.AT$1]&lt;[.$A8];[.AT7];MAX([.AT7];INDIRECT(ADDRESS(7;[.AT$1]-[.$A8]+3;4)) + [.$B8]))" office:value-type="float" office:value="99" calcext:value-type="float">
            <text:p>99</text:p>
          </table:table-cell>
          <table:table-cell table:formula="of:=IF([.AU$1]&lt;[.$A8];[.AU7];MAX([.AU7];INDIRECT(ADDRESS(7;[.AU$1]-[.$A8]+3;4)) + [.$B8]))" office:value-type="float" office:value="99" calcext:value-type="float">
            <text:p>99</text:p>
          </table:table-cell>
          <table:table-cell table:formula="of:=IF([.AV$1]&lt;[.$A8];[.AV7];MAX([.AV7];INDIRECT(ADDRESS(7;[.AV$1]-[.$A8]+3;4)) + [.$B8]))" office:value-type="float" office:value="99" calcext:value-type="float">
            <text:p>99</text:p>
          </table:table-cell>
          <table:table-cell table:formula="of:=IF([.AW$1]&lt;[.$A8];[.AW7];MAX([.AW7];INDIRECT(ADDRESS(7;[.AW$1]-[.$A8]+3;4)) + [.$B8]))" office:value-type="float" office:value="99" calcext:value-type="float">
            <text:p>99</text:p>
          </table:table-cell>
          <table:table-cell table:formula="of:=IF([.AX$1]&lt;[.$A8];[.AX7];MAX([.AX7];INDIRECT(ADDRESS(7;[.AX$1]-[.$A8]+3;4)) + [.$B8]))" office:value-type="float" office:value="99" calcext:value-type="float">
            <text:p>99</text:p>
          </table:table-cell>
          <table:table-cell table:formula="of:=IF([.AY$1]&lt;[.$A8];[.AY7];MAX([.AY7];INDIRECT(ADDRESS(7;[.AY$1]-[.$A8]+3;4)) + [.$B8]))" office:value-type="float" office:value="99" calcext:value-type="float">
            <text:p>99</text:p>
          </table:table-cell>
          <table:table-cell table:formula="of:=IF([.AZ$1]&lt;[.$A8];[.AZ7];MAX([.AZ7];INDIRECT(ADDRESS(7;[.AZ$1]-[.$A8]+3;4)) + [.$B8]))" office:value-type="float" office:value="99" calcext:value-type="float">
            <text:p>99</text:p>
          </table:table-cell>
          <table:table-cell table:formula="of:=IF([.BA$1]&lt;[.$A8];[.BA7];MAX([.BA7];INDIRECT(ADDRESS(7;[.BA$1]-[.$A8]+3;4)) + [.$B8]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$1]&lt;[.$A9];[.D8];MAX([.D8];INDIRECT(ADDRESS(8;[.D$1]-[.$A9]+3;4)) + [.$B9]))" office:value-type="float" office:value="0" calcext:value-type="float">
            <text:p>0</text:p>
          </table:table-cell>
          <table:table-cell table:formula="of:=IF([.E$1]&lt;[.$A9];[.E8];MAX([.E8];INDIRECT(ADDRESS(8;[.E$1]-[.$A9]+3;4)) + [.$B9]))" office:value-type="float" office:value="13" calcext:value-type="float">
            <text:p>13</text:p>
          </table:table-cell>
          <table:table-cell table:formula="of:=IF([.F$1]&lt;[.$A9];[.F8];MAX([.F8];INDIRECT(ADDRESS(8;[.F$1]-[.$A9]+3;4)) + [.$B9]))" office:value-type="float" office:value="23" calcext:value-type="float">
            <text:p>23</text:p>
          </table:table-cell>
          <table:table-cell table:formula="of:=IF([.G$1]&lt;[.$A9];[.G8];MAX([.G8];INDIRECT(ADDRESS(8;[.G$1]-[.$A9]+3;4)) + [.$B9]))" office:value-type="float" office:value="24" calcext:value-type="float">
            <text:p>24</text:p>
          </table:table-cell>
          <table:table-cell table:formula="of:=IF([.H$1]&lt;[.$A9];[.H8];MAX([.H8];INDIRECT(ADDRESS(8;[.H$1]-[.$A9]+3;4)) + [.$B9]))" office:value-type="float" office:value="36" calcext:value-type="float">
            <text:p>36</text:p>
          </table:table-cell>
          <table:table-cell table:formula="of:=IF([.I$1]&lt;[.$A9];[.I8];MAX([.I8];INDIRECT(ADDRESS(8;[.I$1]-[.$A9]+3;4)) + [.$B9]))" office:value-type="float" office:value="37" calcext:value-type="float">
            <text:p>37</text:p>
          </table:table-cell>
          <table:table-cell table:formula="of:=IF([.J$1]&lt;[.$A9];[.J8];MAX([.J8];INDIRECT(ADDRESS(8;[.J$1]-[.$A9]+3;4)) + [.$B9]))" office:value-type="float" office:value="47" calcext:value-type="float">
            <text:p>47</text:p>
          </table:table-cell>
          <table:table-cell table:formula="of:=IF([.K$1]&lt;[.$A9];[.K8];MAX([.K8];INDIRECT(ADDRESS(8;[.K$1]-[.$A9]+3;4)) + [.$B9]))" office:value-type="float" office:value="47" calcext:value-type="float">
            <text:p>47</text:p>
          </table:table-cell>
          <table:table-cell table:formula="of:=IF([.L$1]&lt;[.$A9];[.L8];MAX([.L8];INDIRECT(ADDRESS(8;[.L$1]-[.$A9]+3;4)) + [.$B9]))" office:value-type="float" office:value="60" calcext:value-type="float">
            <text:p>60</text:p>
          </table:table-cell>
          <table:table-cell table:formula="of:=IF([.M$1]&lt;[.$A9];[.M8];MAX([.M8];INDIRECT(ADDRESS(8;[.M$1]-[.$A9]+3;4)) + [.$B9]))" office:value-type="float" office:value="60" calcext:value-type="float">
            <text:p>60</text:p>
          </table:table-cell>
          <table:table-cell table:formula="of:=IF([.N$1]&lt;[.$A9];[.N8];MAX([.N8];INDIRECT(ADDRESS(8;[.N$1]-[.$A9]+3;4)) + [.$B9]))" office:value-type="float" office:value="60" calcext:value-type="float">
            <text:p>60</text:p>
          </table:table-cell>
          <table:table-cell table:formula="of:=IF([.O$1]&lt;[.$A9];[.O8];MAX([.O8];INDIRECT(ADDRESS(8;[.O$1]-[.$A9]+3;4)) + [.$B9]))" office:value-type="float" office:value="60" calcext:value-type="float">
            <text:p>60</text:p>
          </table:table-cell>
          <table:table-cell table:formula="of:=IF([.P$1]&lt;[.$A9];[.P8];MAX([.P8];INDIRECT(ADDRESS(8;[.P$1]-[.$A9]+3;4)) + [.$B9]))" office:value-type="float" office:value="60" calcext:value-type="float">
            <text:p>60</text:p>
          </table:table-cell>
          <table:table-cell table:formula="of:=IF([.Q$1]&lt;[.$A9];[.Q8];MAX([.Q8];INDIRECT(ADDRESS(8;[.Q$1]-[.$A9]+3;4)) + [.$B9]))" office:value-type="float" office:value="69" calcext:value-type="float">
            <text:p>69</text:p>
          </table:table-cell>
          <table:table-cell table:formula="of:=IF([.R$1]&lt;[.$A9];[.R8];MAX([.R8];INDIRECT(ADDRESS(8;[.R$1]-[.$A9]+3;4)) + [.$B9]))" office:value-type="float" office:value="69" calcext:value-type="float">
            <text:p>69</text:p>
          </table:table-cell>
          <table:table-cell table:formula="of:=IF([.S$1]&lt;[.$A9];[.S8];MAX([.S8];INDIRECT(ADDRESS(8;[.S$1]-[.$A9]+3;4)) + [.$B9]))" office:value-type="float" office:value="69" calcext:value-type="float">
            <text:p>69</text:p>
          </table:table-cell>
          <table:table-cell table:formula="of:=IF([.T$1]&lt;[.$A9];[.T8];MAX([.T8];INDIRECT(ADDRESS(8;[.T$1]-[.$A9]+3;4)) + [.$B9]))" office:value-type="float" office:value="75" calcext:value-type="float">
            <text:p>75</text:p>
          </table:table-cell>
          <table:table-cell table:formula="of:=IF([.U$1]&lt;[.$A9];[.U8];MAX([.U8];INDIRECT(ADDRESS(8;[.U$1]-[.$A9]+3;4)) + [.$B9]))" office:value-type="float" office:value="75" calcext:value-type="float">
            <text:p>75</text:p>
          </table:table-cell>
          <table:table-cell table:formula="of:=IF([.V$1]&lt;[.$A9];[.V8];MAX([.V8];INDIRECT(ADDRESS(8;[.V$1]-[.$A9]+3;4)) + [.$B9]))" office:value-type="float" office:value="75" calcext:value-type="float">
            <text:p>75</text:p>
          </table:table-cell>
          <table:table-cell table:formula="of:=IF([.W$1]&lt;[.$A9];[.W8];MAX([.W8];INDIRECT(ADDRESS(8;[.W$1]-[.$A9]+3;4)) + [.$B9]))" office:value-type="float" office:value="77" calcext:value-type="float">
            <text:p>77</text:p>
          </table:table-cell>
          <table:table-cell table:formula="of:=IF([.X$1]&lt;[.$A9];[.X8];MAX([.X8];INDIRECT(ADDRESS(8;[.X$1]-[.$A9]+3;4)) + [.$B9]))" office:value-type="float" office:value="77" calcext:value-type="float">
            <text:p>77</text:p>
          </table:table-cell>
          <table:table-cell table:formula="of:=IF([.Y$1]&lt;[.$A9];[.Y8];MAX([.Y8];INDIRECT(ADDRESS(8;[.Y$1]-[.$A9]+3;4)) + [.$B9]))" office:value-type="float" office:value="84" calcext:value-type="float">
            <text:p>84</text:p>
          </table:table-cell>
          <table:table-cell table:formula="of:=IF([.Z$1]&lt;[.$A9];[.Z8];MAX([.Z8];INDIRECT(ADDRESS(8;[.Z$1]-[.$A9]+3;4)) + [.$B9]))" office:value-type="float" office:value="84" calcext:value-type="float">
            <text:p>84</text:p>
          </table:table-cell>
          <table:table-cell table:formula="of:=IF([.AA$1]&lt;[.$A9];[.AA8];MAX([.AA8];INDIRECT(ADDRESS(8;[.AA$1]-[.$A9]+3;4)) + [.$B9]))" office:value-type="float" office:value="84" calcext:value-type="float">
            <text:p>84</text:p>
          </table:table-cell>
          <table:table-cell table:formula="of:=IF([.AB$1]&lt;[.$A9];[.AB8];MAX([.AB8];INDIRECT(ADDRESS(8;[.AB$1]-[.$A9]+3;4)) + [.$B9]))" office:value-type="float" office:value="84" calcext:value-type="float">
            <text:p>84</text:p>
          </table:table-cell>
          <table:table-cell table:formula="of:=IF([.AC$1]&lt;[.$A9];[.AC8];MAX([.AC8];INDIRECT(ADDRESS(8;[.AC$1]-[.$A9]+3;4)) + [.$B9]))" office:value-type="float" office:value="84" calcext:value-type="float">
            <text:p>84</text:p>
          </table:table-cell>
          <table:table-cell table:formula="of:=IF([.AD$1]&lt;[.$A9];[.AD8];MAX([.AD8];INDIRECT(ADDRESS(8;[.AD$1]-[.$A9]+3;4)) + [.$B9]))" office:value-type="float" office:value="84" calcext:value-type="float">
            <text:p>84</text:p>
          </table:table-cell>
          <table:table-cell table:formula="of:=IF([.AE$1]&lt;[.$A9];[.AE8];MAX([.AE8];INDIRECT(ADDRESS(8;[.AE$1]-[.$A9]+3;4)) + [.$B9]))" office:value-type="float" office:value="92" calcext:value-type="float">
            <text:p>92</text:p>
          </table:table-cell>
          <table:table-cell table:formula="of:=IF([.AF$1]&lt;[.$A9];[.AF8];MAX([.AF8];INDIRECT(ADDRESS(8;[.AF$1]-[.$A9]+3;4)) + [.$B9]))" office:value-type="float" office:value="92" calcext:value-type="float">
            <text:p>92</text:p>
          </table:table-cell>
          <table:table-cell table:formula="of:=IF([.AG$1]&lt;[.$A9];[.AG8];MAX([.AG8];INDIRECT(ADDRESS(8;[.AG$1]-[.$A9]+3;4)) + [.$B9]))" office:value-type="float" office:value="92" calcext:value-type="float">
            <text:p>92</text:p>
          </table:table-cell>
          <table:table-cell table:formula="of:=IF([.AH$1]&lt;[.$A9];[.AH8];MAX([.AH8];INDIRECT(ADDRESS(8;[.AH$1]-[.$A9]+3;4)) + [.$B9]))" office:value-type="float" office:value="92" calcext:value-type="float">
            <text:p>92</text:p>
          </table:table-cell>
          <table:table-cell table:formula="of:=IF([.AI$1]&lt;[.$A9];[.AI8];MAX([.AI8];INDIRECT(ADDRESS(8;[.AI$1]-[.$A9]+3;4)) + [.$B9]))" office:value-type="float" office:value="92" calcext:value-type="float">
            <text:p>92</text:p>
          </table:table-cell>
          <table:table-cell table:formula="of:=IF([.AJ$1]&lt;[.$A9];[.AJ8];MAX([.AJ8];INDIRECT(ADDRESS(8;[.AJ$1]-[.$A9]+3;4)) + [.$B9]))" office:value-type="float" office:value="92" calcext:value-type="float">
            <text:p>92</text:p>
          </table:table-cell>
          <table:table-cell table:formula="of:=IF([.AK$1]&lt;[.$A9];[.AK8];MAX([.AK8];INDIRECT(ADDRESS(8;[.AK$1]-[.$A9]+3;4)) + [.$B9]))" office:value-type="float" office:value="92" calcext:value-type="float">
            <text:p>92</text:p>
          </table:table-cell>
          <table:table-cell table:formula="of:=IF([.AL$1]&lt;[.$A9];[.AL8];MAX([.AL8];INDIRECT(ADDRESS(8;[.AL$1]-[.$A9]+3;4)) + [.$B9]))" office:value-type="float" office:value="99" calcext:value-type="float">
            <text:p>99</text:p>
          </table:table-cell>
          <table:table-cell table:formula="of:=IF([.AM$1]&lt;[.$A9];[.AM8];MAX([.AM8];INDIRECT(ADDRESS(8;[.AM$1]-[.$A9]+3;4)) + [.$B9]))" office:value-type="float" office:value="99" calcext:value-type="float">
            <text:p>99</text:p>
          </table:table-cell>
          <table:table-cell table:formula="of:=IF([.AN$1]&lt;[.$A9];[.AN8];MAX([.AN8];INDIRECT(ADDRESS(8;[.AN$1]-[.$A9]+3;4)) + [.$B9]))" office:value-type="float" office:value="99" calcext:value-type="float">
            <text:p>99</text:p>
          </table:table-cell>
          <table:table-cell table:formula="of:=IF([.AO$1]&lt;[.$A9];[.AO8];MAX([.AO8];INDIRECT(ADDRESS(8;[.AO$1]-[.$A9]+3;4)) + [.$B9]))" office:value-type="float" office:value="99" calcext:value-type="float">
            <text:p>99</text:p>
          </table:table-cell>
          <table:table-cell table:formula="of:=IF([.AP$1]&lt;[.$A9];[.AP8];MAX([.AP8];INDIRECT(ADDRESS(8;[.AP$1]-[.$A9]+3;4)) + [.$B9]))" office:value-type="float" office:value="99" calcext:value-type="float">
            <text:p>99</text:p>
          </table:table-cell>
          <table:table-cell table:formula="of:=IF([.AQ$1]&lt;[.$A9];[.AQ8];MAX([.AQ8];INDIRECT(ADDRESS(8;[.AQ$1]-[.$A9]+3;4)) + [.$B9]))" office:value-type="float" office:value="99" calcext:value-type="float">
            <text:p>99</text:p>
          </table:table-cell>
          <table:table-cell table:formula="of:=IF([.AR$1]&lt;[.$A9];[.AR8];MAX([.AR8];INDIRECT(ADDRESS(8;[.AR$1]-[.$A9]+3;4)) + [.$B9]))" office:value-type="float" office:value="99" calcext:value-type="float">
            <text:p>99</text:p>
          </table:table-cell>
          <table:table-cell table:formula="of:=IF([.AS$1]&lt;[.$A9];[.AS8];MAX([.AS8];INDIRECT(ADDRESS(8;[.AS$1]-[.$A9]+3;4)) + [.$B9]))" office:value-type="float" office:value="99" calcext:value-type="float">
            <text:p>99</text:p>
          </table:table-cell>
          <table:table-cell table:formula="of:=IF([.AT$1]&lt;[.$A9];[.AT8];MAX([.AT8];INDIRECT(ADDRESS(8;[.AT$1]-[.$A9]+3;4)) + [.$B9]))" office:value-type="float" office:value="99" calcext:value-type="float">
            <text:p>99</text:p>
          </table:table-cell>
          <table:table-cell table:formula="of:=IF([.AU$1]&lt;[.$A9];[.AU8];MAX([.AU8];INDIRECT(ADDRESS(8;[.AU$1]-[.$A9]+3;4)) + [.$B9]))" office:value-type="float" office:value="99" calcext:value-type="float">
            <text:p>99</text:p>
          </table:table-cell>
          <table:table-cell table:formula="of:=IF([.AV$1]&lt;[.$A9];[.AV8];MAX([.AV8];INDIRECT(ADDRESS(8;[.AV$1]-[.$A9]+3;4)) + [.$B9]))" office:value-type="float" office:value="99" calcext:value-type="float">
            <text:p>99</text:p>
          </table:table-cell>
          <table:table-cell table:formula="of:=IF([.AW$1]&lt;[.$A9];[.AW8];MAX([.AW8];INDIRECT(ADDRESS(8;[.AW$1]-[.$A9]+3;4)) + [.$B9]))" office:value-type="float" office:value="99" calcext:value-type="float">
            <text:p>99</text:p>
          </table:table-cell>
          <table:table-cell table:formula="of:=IF([.AX$1]&lt;[.$A9];[.AX8];MAX([.AX8];INDIRECT(ADDRESS(8;[.AX$1]-[.$A9]+3;4)) + [.$B9]))" office:value-type="float" office:value="99" calcext:value-type="float">
            <text:p>99</text:p>
          </table:table-cell>
          <table:table-cell table:formula="of:=IF([.AY$1]&lt;[.$A9];[.AY8];MAX([.AY8];INDIRECT(ADDRESS(8;[.AY$1]-[.$A9]+3;4)) + [.$B9]))" office:value-type="float" office:value="99" calcext:value-type="float">
            <text:p>99</text:p>
          </table:table-cell>
          <table:table-cell table:formula="of:=IF([.AZ$1]&lt;[.$A9];[.AZ8];MAX([.AZ8];INDIRECT(ADDRESS(8;[.AZ$1]-[.$A9]+3;4)) + [.$B9]))" office:value-type="float" office:value="99" calcext:value-type="float">
            <text:p>99</text:p>
          </table:table-cell>
          <table:table-cell table:formula="of:=IF([.BA$1]&lt;[.$A9];[.BA8];MAX([.BA8];INDIRECT(ADDRESS(8;[.BA$1]-[.$A9]+3;4)) + [.$B9]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D$1]&lt;[.$A10];[.D9];MAX([.D9];INDIRECT(ADDRESS(9;[.D$1]-[.$A10]+3;4)) + [.$B10]))" office:value-type="float" office:value="0" calcext:value-type="float">
            <text:p>0</text:p>
          </table:table-cell>
          <table:table-cell table:formula="of:=IF([.E$1]&lt;[.$A10];[.E9];MAX([.E9];INDIRECT(ADDRESS(9;[.E$1]-[.$A10]+3;4)) + [.$B10]))" office:value-type="float" office:value="13" calcext:value-type="float">
            <text:p>13</text:p>
          </table:table-cell>
          <table:table-cell table:formula="of:=IF([.F$1]&lt;[.$A10];[.F9];MAX([.F9];INDIRECT(ADDRESS(9;[.F$1]-[.$A10]+3;4)) + [.$B10]))" office:value-type="float" office:value="23" calcext:value-type="float">
            <text:p>23</text:p>
          </table:table-cell>
          <table:table-cell table:formula="of:=IF([.G$1]&lt;[.$A10];[.G9];MAX([.G9];INDIRECT(ADDRESS(9;[.G$1]-[.$A10]+3;4)) + [.$B10]))" office:value-type="float" office:value="24" calcext:value-type="float">
            <text:p>24</text:p>
          </table:table-cell>
          <table:table-cell table:formula="of:=IF([.H$1]&lt;[.$A10];[.H9];MAX([.H9];INDIRECT(ADDRESS(9;[.H$1]-[.$A10]+3;4)) + [.$B10]))" office:value-type="float" office:value="36" calcext:value-type="float">
            <text:p>36</text:p>
          </table:table-cell>
          <table:table-cell table:formula="of:=IF([.I$1]&lt;[.$A10];[.I9];MAX([.I9];INDIRECT(ADDRESS(9;[.I$1]-[.$A10]+3;4)) + [.$B10]))" office:value-type="float" office:value="37" calcext:value-type="float">
            <text:p>37</text:p>
          </table:table-cell>
          <table:table-cell table:formula="of:=IF([.J$1]&lt;[.$A10];[.J9];MAX([.J9];INDIRECT(ADDRESS(9;[.J$1]-[.$A10]+3;4)) + [.$B10]))" office:value-type="float" office:value="47" calcext:value-type="float">
            <text:p>47</text:p>
          </table:table-cell>
          <table:table-cell table:formula="of:=IF([.K$1]&lt;[.$A10];[.K9];MAX([.K9];INDIRECT(ADDRESS(9;[.K$1]-[.$A10]+3;4)) + [.$B10]))" office:value-type="float" office:value="47" calcext:value-type="float">
            <text:p>47</text:p>
          </table:table-cell>
          <table:table-cell table:formula="of:=IF([.L$1]&lt;[.$A10];[.L9];MAX([.L9];INDIRECT(ADDRESS(9;[.L$1]-[.$A10]+3;4)) + [.$B10]))" office:value-type="float" office:value="60" calcext:value-type="float">
            <text:p>60</text:p>
          </table:table-cell>
          <table:table-cell table:formula="of:=IF([.M$1]&lt;[.$A10];[.M9];MAX([.M9];INDIRECT(ADDRESS(9;[.M$1]-[.$A10]+3;4)) + [.$B10]))" office:value-type="float" office:value="60" calcext:value-type="float">
            <text:p>60</text:p>
          </table:table-cell>
          <table:table-cell table:formula="of:=IF([.N$1]&lt;[.$A10];[.N9];MAX([.N9];INDIRECT(ADDRESS(9;[.N$1]-[.$A10]+3;4)) + [.$B10]))" office:value-type="float" office:value="60" calcext:value-type="float">
            <text:p>60</text:p>
          </table:table-cell>
          <table:table-cell table:formula="of:=IF([.O$1]&lt;[.$A10];[.O9];MAX([.O9];INDIRECT(ADDRESS(9;[.O$1]-[.$A10]+3;4)) + [.$B10]))" office:value-type="float" office:value="60" calcext:value-type="float">
            <text:p>60</text:p>
          </table:table-cell>
          <table:table-cell table:formula="of:=IF([.P$1]&lt;[.$A10];[.P9];MAX([.P9];INDIRECT(ADDRESS(9;[.P$1]-[.$A10]+3;4)) + [.$B10]))" office:value-type="float" office:value="60" calcext:value-type="float">
            <text:p>60</text:p>
          </table:table-cell>
          <table:table-cell table:formula="of:=IF([.Q$1]&lt;[.$A10];[.Q9];MAX([.Q9];INDIRECT(ADDRESS(9;[.Q$1]-[.$A10]+3;4)) + [.$B10]))" office:value-type="float" office:value="69" calcext:value-type="float">
            <text:p>69</text:p>
          </table:table-cell>
          <table:table-cell table:formula="of:=IF([.R$1]&lt;[.$A10];[.R9];MAX([.R9];INDIRECT(ADDRESS(9;[.R$1]-[.$A10]+3;4)) + [.$B10]))" office:value-type="float" office:value="69" calcext:value-type="float">
            <text:p>69</text:p>
          </table:table-cell>
          <table:table-cell table:formula="of:=IF([.S$1]&lt;[.$A10];[.S9];MAX([.S9];INDIRECT(ADDRESS(9;[.S$1]-[.$A10]+3;4)) + [.$B10]))" office:value-type="float" office:value="69" calcext:value-type="float">
            <text:p>69</text:p>
          </table:table-cell>
          <table:table-cell table:formula="of:=IF([.T$1]&lt;[.$A10];[.T9];MAX([.T9];INDIRECT(ADDRESS(9;[.T$1]-[.$A10]+3;4)) + [.$B10]))" office:value-type="float" office:value="75" calcext:value-type="float">
            <text:p>75</text:p>
          </table:table-cell>
          <table:table-cell table:formula="of:=IF([.U$1]&lt;[.$A10];[.U9];MAX([.U9];INDIRECT(ADDRESS(9;[.U$1]-[.$A10]+3;4)) + [.$B10]))" office:value-type="float" office:value="75" calcext:value-type="float">
            <text:p>75</text:p>
          </table:table-cell>
          <table:table-cell table:formula="of:=IF([.V$1]&lt;[.$A10];[.V9];MAX([.V9];INDIRECT(ADDRESS(9;[.V$1]-[.$A10]+3;4)) + [.$B10]))" office:value-type="float" office:value="75" calcext:value-type="float">
            <text:p>75</text:p>
          </table:table-cell>
          <table:table-cell table:formula="of:=IF([.W$1]&lt;[.$A10];[.W9];MAX([.W9];INDIRECT(ADDRESS(9;[.W$1]-[.$A10]+3;4)) + [.$B10]))" office:value-type="float" office:value="77" calcext:value-type="float">
            <text:p>77</text:p>
          </table:table-cell>
          <table:table-cell table:formula="of:=IF([.X$1]&lt;[.$A10];[.X9];MAX([.X9];INDIRECT(ADDRESS(9;[.X$1]-[.$A10]+3;4)) + [.$B10]))" office:value-type="float" office:value="77" calcext:value-type="float">
            <text:p>77</text:p>
          </table:table-cell>
          <table:table-cell table:formula="of:=IF([.Y$1]&lt;[.$A10];[.Y9];MAX([.Y9];INDIRECT(ADDRESS(9;[.Y$1]-[.$A10]+3;4)) + [.$B10]))" office:value-type="float" office:value="84" calcext:value-type="float">
            <text:p>84</text:p>
          </table:table-cell>
          <table:table-cell table:formula="of:=IF([.Z$1]&lt;[.$A10];[.Z9];MAX([.Z9];INDIRECT(ADDRESS(9;[.Z$1]-[.$A10]+3;4)) + [.$B10]))" office:value-type="float" office:value="84" calcext:value-type="float">
            <text:p>84</text:p>
          </table:table-cell>
          <table:table-cell table:formula="of:=IF([.AA$1]&lt;[.$A10];[.AA9];MAX([.AA9];INDIRECT(ADDRESS(9;[.AA$1]-[.$A10]+3;4)) + [.$B10]))" office:value-type="float" office:value="84" calcext:value-type="float">
            <text:p>84</text:p>
          </table:table-cell>
          <table:table-cell table:formula="of:=IF([.AB$1]&lt;[.$A10];[.AB9];MAX([.AB9];INDIRECT(ADDRESS(9;[.AB$1]-[.$A10]+3;4)) + [.$B10]))" office:value-type="float" office:value="84" calcext:value-type="float">
            <text:p>84</text:p>
          </table:table-cell>
          <table:table-cell table:formula="of:=IF([.AC$1]&lt;[.$A10];[.AC9];MAX([.AC9];INDIRECT(ADDRESS(9;[.AC$1]-[.$A10]+3;4)) + [.$B10]))" office:value-type="float" office:value="84" calcext:value-type="float">
            <text:p>84</text:p>
          </table:table-cell>
          <table:table-cell table:formula="of:=IF([.AD$1]&lt;[.$A10];[.AD9];MAX([.AD9];INDIRECT(ADDRESS(9;[.AD$1]-[.$A10]+3;4)) + [.$B10]))" office:value-type="float" office:value="84" calcext:value-type="float">
            <text:p>84</text:p>
          </table:table-cell>
          <table:table-cell table:formula="of:=IF([.AE$1]&lt;[.$A10];[.AE9];MAX([.AE9];INDIRECT(ADDRESS(9;[.AE$1]-[.$A10]+3;4)) + [.$B10]))" office:value-type="float" office:value="92" calcext:value-type="float">
            <text:p>92</text:p>
          </table:table-cell>
          <table:table-cell table:formula="of:=IF([.AF$1]&lt;[.$A10];[.AF9];MAX([.AF9];INDIRECT(ADDRESS(9;[.AF$1]-[.$A10]+3;4)) + [.$B10]))" office:value-type="float" office:value="92" calcext:value-type="float">
            <text:p>92</text:p>
          </table:table-cell>
          <table:table-cell table:formula="of:=IF([.AG$1]&lt;[.$A10];[.AG9];MAX([.AG9];INDIRECT(ADDRESS(9;[.AG$1]-[.$A10]+3;4)) + [.$B10]))" office:value-type="float" office:value="92" calcext:value-type="float">
            <text:p>92</text:p>
          </table:table-cell>
          <table:table-cell table:formula="of:=IF([.AH$1]&lt;[.$A10];[.AH9];MAX([.AH9];INDIRECT(ADDRESS(9;[.AH$1]-[.$A10]+3;4)) + [.$B10]))" office:value-type="float" office:value="92" calcext:value-type="float">
            <text:p>92</text:p>
          </table:table-cell>
          <table:table-cell table:formula="of:=IF([.AI$1]&lt;[.$A10];[.AI9];MAX([.AI9];INDIRECT(ADDRESS(9;[.AI$1]-[.$A10]+3;4)) + [.$B10]))" office:value-type="float" office:value="92" calcext:value-type="float">
            <text:p>92</text:p>
          </table:table-cell>
          <table:table-cell table:formula="of:=IF([.AJ$1]&lt;[.$A10];[.AJ9];MAX([.AJ9];INDIRECT(ADDRESS(9;[.AJ$1]-[.$A10]+3;4)) + [.$B10]))" office:value-type="float" office:value="92" calcext:value-type="float">
            <text:p>92</text:p>
          </table:table-cell>
          <table:table-cell table:formula="of:=IF([.AK$1]&lt;[.$A10];[.AK9];MAX([.AK9];INDIRECT(ADDRESS(9;[.AK$1]-[.$A10]+3;4)) + [.$B10]))" office:value-type="float" office:value="92" calcext:value-type="float">
            <text:p>92</text:p>
          </table:table-cell>
          <table:table-cell table:formula="of:=IF([.AL$1]&lt;[.$A10];[.AL9];MAX([.AL9];INDIRECT(ADDRESS(9;[.AL$1]-[.$A10]+3;4)) + [.$B10]))" office:value-type="float" office:value="99" calcext:value-type="float">
            <text:p>99</text:p>
          </table:table-cell>
          <table:table-cell table:formula="of:=IF([.AM$1]&lt;[.$A10];[.AM9];MAX([.AM9];INDIRECT(ADDRESS(9;[.AM$1]-[.$A10]+3;4)) + [.$B10]))" office:value-type="float" office:value="99" calcext:value-type="float">
            <text:p>99</text:p>
          </table:table-cell>
          <table:table-cell table:formula="of:=IF([.AN$1]&lt;[.$A10];[.AN9];MAX([.AN9];INDIRECT(ADDRESS(9;[.AN$1]-[.$A10]+3;4)) + [.$B10]))" office:value-type="float" office:value="99" calcext:value-type="float">
            <text:p>99</text:p>
          </table:table-cell>
          <table:table-cell table:formula="of:=IF([.AO$1]&lt;[.$A10];[.AO9];MAX([.AO9];INDIRECT(ADDRESS(9;[.AO$1]-[.$A10]+3;4)) + [.$B10]))" office:value-type="float" office:value="99" calcext:value-type="float">
            <text:p>99</text:p>
          </table:table-cell>
          <table:table-cell table:formula="of:=IF([.AP$1]&lt;[.$A10];[.AP9];MAX([.AP9];INDIRECT(ADDRESS(9;[.AP$1]-[.$A10]+3;4)) + [.$B10]))" office:value-type="float" office:value="99" calcext:value-type="float">
            <text:p>99</text:p>
          </table:table-cell>
          <table:table-cell table:formula="of:=IF([.AQ$1]&lt;[.$A10];[.AQ9];MAX([.AQ9];INDIRECT(ADDRESS(9;[.AQ$1]-[.$A10]+3;4)) + [.$B10]))" office:value-type="float" office:value="99" calcext:value-type="float">
            <text:p>99</text:p>
          </table:table-cell>
          <table:table-cell table:formula="of:=IF([.AR$1]&lt;[.$A10];[.AR9];MAX([.AR9];INDIRECT(ADDRESS(9;[.AR$1]-[.$A10]+3;4)) + [.$B10]))" office:value-type="float" office:value="99" calcext:value-type="float">
            <text:p>99</text:p>
          </table:table-cell>
          <table:table-cell table:formula="of:=IF([.AS$1]&lt;[.$A10];[.AS9];MAX([.AS9];INDIRECT(ADDRESS(9;[.AS$1]-[.$A10]+3;4)) + [.$B10]))" office:value-type="float" office:value="99" calcext:value-type="float">
            <text:p>99</text:p>
          </table:table-cell>
          <table:table-cell table:formula="of:=IF([.AT$1]&lt;[.$A10];[.AT9];MAX([.AT9];INDIRECT(ADDRESS(9;[.AT$1]-[.$A10]+3;4)) + [.$B10]))" office:value-type="float" office:value="99" calcext:value-type="float">
            <text:p>99</text:p>
          </table:table-cell>
          <table:table-cell table:formula="of:=IF([.AU$1]&lt;[.$A10];[.AU9];MAX([.AU9];INDIRECT(ADDRESS(9;[.AU$1]-[.$A10]+3;4)) + [.$B10]))" office:value-type="float" office:value="99" calcext:value-type="float">
            <text:p>99</text:p>
          </table:table-cell>
          <table:table-cell table:formula="of:=IF([.AV$1]&lt;[.$A10];[.AV9];MAX([.AV9];INDIRECT(ADDRESS(9;[.AV$1]-[.$A10]+3;4)) + [.$B10]))" office:value-type="float" office:value="99" calcext:value-type="float">
            <text:p>99</text:p>
          </table:table-cell>
          <table:table-cell table:formula="of:=IF([.AW$1]&lt;[.$A10];[.AW9];MAX([.AW9];INDIRECT(ADDRESS(9;[.AW$1]-[.$A10]+3;4)) + [.$B10]))" office:value-type="float" office:value="99" calcext:value-type="float">
            <text:p>99</text:p>
          </table:table-cell>
          <table:table-cell table:formula="of:=IF([.AX$1]&lt;[.$A10];[.AX9];MAX([.AX9];INDIRECT(ADDRESS(9;[.AX$1]-[.$A10]+3;4)) + [.$B10]))" office:value-type="float" office:value="99" calcext:value-type="float">
            <text:p>99</text:p>
          </table:table-cell>
          <table:table-cell table:formula="of:=IF([.AY$1]&lt;[.$A10];[.AY9];MAX([.AY9];INDIRECT(ADDRESS(9;[.AY$1]-[.$A10]+3;4)) + [.$B10]))" office:value-type="float" office:value="99" calcext:value-type="float">
            <text:p>99</text:p>
          </table:table-cell>
          <table:table-cell table:formula="of:=IF([.AZ$1]&lt;[.$A10];[.AZ9];MAX([.AZ9];INDIRECT(ADDRESS(9;[.AZ$1]-[.$A10]+3;4)) + [.$B10]))" office:value-type="float" office:value="99" calcext:value-type="float">
            <text:p>99</text:p>
          </table:table-cell>
          <table:table-cell table:formula="of:=IF([.BA$1]&lt;[.$A10];[.BA9];MAX([.BA9];INDIRECT(ADDRESS(9;[.BA$1]-[.$A10]+3;4)) + [.$B10]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D$1]&lt;[.$A11];[.D10];MAX([.D10];INDIRECT(ADDRESS(10;[.D$1]-[.$A11]+3;4)) + [.$B11]))" office:value-type="float" office:value="0" calcext:value-type="float">
            <text:p>0</text:p>
          </table:table-cell>
          <table:table-cell table:formula="of:=IF([.E$1]&lt;[.$A11];[.E10];MAX([.E10];INDIRECT(ADDRESS(10;[.E$1]-[.$A11]+3;4)) + [.$B11]))" office:value-type="float" office:value="13" calcext:value-type="float">
            <text:p>13</text:p>
          </table:table-cell>
          <table:table-cell table:formula="of:=IF([.F$1]&lt;[.$A11];[.F10];MAX([.F10];INDIRECT(ADDRESS(10;[.F$1]-[.$A11]+3;4)) + [.$B11]))" office:value-type="float" office:value="23" calcext:value-type="float">
            <text:p>23</text:p>
          </table:table-cell>
          <table:table-cell table:formula="of:=IF([.G$1]&lt;[.$A11];[.G10];MAX([.G10];INDIRECT(ADDRESS(10;[.G$1]-[.$A11]+3;4)) + [.$B11]))" office:value-type="float" office:value="24" calcext:value-type="float">
            <text:p>24</text:p>
          </table:table-cell>
          <table:table-cell table:formula="of:=IF([.H$1]&lt;[.$A11];[.H10];MAX([.H10];INDIRECT(ADDRESS(10;[.H$1]-[.$A11]+3;4)) + [.$B11]))" office:value-type="float" office:value="36" calcext:value-type="float">
            <text:p>36</text:p>
          </table:table-cell>
          <table:table-cell table:formula="of:=IF([.I$1]&lt;[.$A11];[.I10];MAX([.I10];INDIRECT(ADDRESS(10;[.I$1]-[.$A11]+3;4)) + [.$B11]))" office:value-type="float" office:value="37" calcext:value-type="float">
            <text:p>37</text:p>
          </table:table-cell>
          <table:table-cell table:formula="of:=IF([.J$1]&lt;[.$A11];[.J10];MAX([.J10];INDIRECT(ADDRESS(10;[.J$1]-[.$A11]+3;4)) + [.$B11]))" office:value-type="float" office:value="47" calcext:value-type="float">
            <text:p>47</text:p>
          </table:table-cell>
          <table:table-cell table:formula="of:=IF([.K$1]&lt;[.$A11];[.K10];MAX([.K10];INDIRECT(ADDRESS(10;[.K$1]-[.$A11]+3;4)) + [.$B11]))" office:value-type="float" office:value="47" calcext:value-type="float">
            <text:p>47</text:p>
          </table:table-cell>
          <table:table-cell table:formula="of:=IF([.L$1]&lt;[.$A11];[.L10];MAX([.L10];INDIRECT(ADDRESS(10;[.L$1]-[.$A11]+3;4)) + [.$B11]))" office:value-type="float" office:value="60" calcext:value-type="float">
            <text:p>60</text:p>
          </table:table-cell>
          <table:table-cell table:formula="of:=IF([.M$1]&lt;[.$A11];[.M10];MAX([.M10];INDIRECT(ADDRESS(10;[.M$1]-[.$A11]+3;4)) + [.$B11]))" office:value-type="float" office:value="60" calcext:value-type="float">
            <text:p>60</text:p>
          </table:table-cell>
          <table:table-cell table:formula="of:=IF([.N$1]&lt;[.$A11];[.N10];MAX([.N10];INDIRECT(ADDRESS(10;[.N$1]-[.$A11]+3;4)) + [.$B11]))" office:value-type="float" office:value="60" calcext:value-type="float">
            <text:p>60</text:p>
          </table:table-cell>
          <table:table-cell table:formula="of:=IF([.O$1]&lt;[.$A11];[.O10];MAX([.O10];INDIRECT(ADDRESS(10;[.O$1]-[.$A11]+3;4)) + [.$B11]))" office:value-type="float" office:value="60" calcext:value-type="float">
            <text:p>60</text:p>
          </table:table-cell>
          <table:table-cell table:formula="of:=IF([.P$1]&lt;[.$A11];[.P10];MAX([.P10];INDIRECT(ADDRESS(10;[.P$1]-[.$A11]+3;4)) + [.$B11]))" office:value-type="float" office:value="60" calcext:value-type="float">
            <text:p>60</text:p>
          </table:table-cell>
          <table:table-cell table:formula="of:=IF([.Q$1]&lt;[.$A11];[.Q10];MAX([.Q10];INDIRECT(ADDRESS(10;[.Q$1]-[.$A11]+3;4)) + [.$B11]))" office:value-type="float" office:value="69" calcext:value-type="float">
            <text:p>69</text:p>
          </table:table-cell>
          <table:table-cell table:formula="of:=IF([.R$1]&lt;[.$A11];[.R10];MAX([.R10];INDIRECT(ADDRESS(10;[.R$1]-[.$A11]+3;4)) + [.$B11]))" office:value-type="float" office:value="69" calcext:value-type="float">
            <text:p>69</text:p>
          </table:table-cell>
          <table:table-cell table:formula="of:=IF([.S$1]&lt;[.$A11];[.S10];MAX([.S10];INDIRECT(ADDRESS(10;[.S$1]-[.$A11]+3;4)) + [.$B11]))" office:value-type="float" office:value="69" calcext:value-type="float">
            <text:p>69</text:p>
          </table:table-cell>
          <table:table-cell table:formula="of:=IF([.T$1]&lt;[.$A11];[.T10];MAX([.T10];INDIRECT(ADDRESS(10;[.T$1]-[.$A11]+3;4)) + [.$B11]))" office:value-type="float" office:value="75" calcext:value-type="float">
            <text:p>75</text:p>
          </table:table-cell>
          <table:table-cell table:formula="of:=IF([.U$1]&lt;[.$A11];[.U10];MAX([.U10];INDIRECT(ADDRESS(10;[.U$1]-[.$A11]+3;4)) + [.$B11]))" office:value-type="float" office:value="75" calcext:value-type="float">
            <text:p>75</text:p>
          </table:table-cell>
          <table:table-cell table:formula="of:=IF([.V$1]&lt;[.$A11];[.V10];MAX([.V10];INDIRECT(ADDRESS(10;[.V$1]-[.$A11]+3;4)) + [.$B11]))" office:value-type="float" office:value="75" calcext:value-type="float">
            <text:p>75</text:p>
          </table:table-cell>
          <table:table-cell table:formula="of:=IF([.W$1]&lt;[.$A11];[.W10];MAX([.W10];INDIRECT(ADDRESS(10;[.W$1]-[.$A11]+3;4)) + [.$B11]))" office:value-type="float" office:value="77" calcext:value-type="float">
            <text:p>77</text:p>
          </table:table-cell>
          <table:table-cell table:formula="of:=IF([.X$1]&lt;[.$A11];[.X10];MAX([.X10];INDIRECT(ADDRESS(10;[.X$1]-[.$A11]+3;4)) + [.$B11]))" office:value-type="float" office:value="77" calcext:value-type="float">
            <text:p>77</text:p>
          </table:table-cell>
          <table:table-cell table:formula="of:=IF([.Y$1]&lt;[.$A11];[.Y10];MAX([.Y10];INDIRECT(ADDRESS(10;[.Y$1]-[.$A11]+3;4)) + [.$B11]))" office:value-type="float" office:value="84" calcext:value-type="float">
            <text:p>84</text:p>
          </table:table-cell>
          <table:table-cell table:formula="of:=IF([.Z$1]&lt;[.$A11];[.Z10];MAX([.Z10];INDIRECT(ADDRESS(10;[.Z$1]-[.$A11]+3;4)) + [.$B11]))" office:value-type="float" office:value="84" calcext:value-type="float">
            <text:p>84</text:p>
          </table:table-cell>
          <table:table-cell table:formula="of:=IF([.AA$1]&lt;[.$A11];[.AA10];MAX([.AA10];INDIRECT(ADDRESS(10;[.AA$1]-[.$A11]+3;4)) + [.$B11]))" office:value-type="float" office:value="84" calcext:value-type="float">
            <text:p>84</text:p>
          </table:table-cell>
          <table:table-cell table:formula="of:=IF([.AB$1]&lt;[.$A11];[.AB10];MAX([.AB10];INDIRECT(ADDRESS(10;[.AB$1]-[.$A11]+3;4)) + [.$B11]))" office:value-type="float" office:value="84" calcext:value-type="float">
            <text:p>84</text:p>
          </table:table-cell>
          <table:table-cell table:formula="of:=IF([.AC$1]&lt;[.$A11];[.AC10];MAX([.AC10];INDIRECT(ADDRESS(10;[.AC$1]-[.$A11]+3;4)) + [.$B11]))" office:value-type="float" office:value="84" calcext:value-type="float">
            <text:p>84</text:p>
          </table:table-cell>
          <table:table-cell table:formula="of:=IF([.AD$1]&lt;[.$A11];[.AD10];MAX([.AD10];INDIRECT(ADDRESS(10;[.AD$1]-[.$A11]+3;4)) + [.$B11]))" office:value-type="float" office:value="84" calcext:value-type="float">
            <text:p>84</text:p>
          </table:table-cell>
          <table:table-cell table:formula="of:=IF([.AE$1]&lt;[.$A11];[.AE10];MAX([.AE10];INDIRECT(ADDRESS(10;[.AE$1]-[.$A11]+3;4)) + [.$B11]))" office:value-type="float" office:value="92" calcext:value-type="float">
            <text:p>92</text:p>
          </table:table-cell>
          <table:table-cell table:formula="of:=IF([.AF$1]&lt;[.$A11];[.AF10];MAX([.AF10];INDIRECT(ADDRESS(10;[.AF$1]-[.$A11]+3;4)) + [.$B11]))" office:value-type="float" office:value="92" calcext:value-type="float">
            <text:p>92</text:p>
          </table:table-cell>
          <table:table-cell table:formula="of:=IF([.AG$1]&lt;[.$A11];[.AG10];MAX([.AG10];INDIRECT(ADDRESS(10;[.AG$1]-[.$A11]+3;4)) + [.$B11]))" office:value-type="float" office:value="92" calcext:value-type="float">
            <text:p>92</text:p>
          </table:table-cell>
          <table:table-cell table:formula="of:=IF([.AH$1]&lt;[.$A11];[.AH10];MAX([.AH10];INDIRECT(ADDRESS(10;[.AH$1]-[.$A11]+3;4)) + [.$B11]))" office:value-type="float" office:value="92" calcext:value-type="float">
            <text:p>92</text:p>
          </table:table-cell>
          <table:table-cell table:formula="of:=IF([.AI$1]&lt;[.$A11];[.AI10];MAX([.AI10];INDIRECT(ADDRESS(10;[.AI$1]-[.$A11]+3;4)) + [.$B11]))" office:value-type="float" office:value="92" calcext:value-type="float">
            <text:p>92</text:p>
          </table:table-cell>
          <table:table-cell table:formula="of:=IF([.AJ$1]&lt;[.$A11];[.AJ10];MAX([.AJ10];INDIRECT(ADDRESS(10;[.AJ$1]-[.$A11]+3;4)) + [.$B11]))" office:value-type="float" office:value="92" calcext:value-type="float">
            <text:p>92</text:p>
          </table:table-cell>
          <table:table-cell table:formula="of:=IF([.AK$1]&lt;[.$A11];[.AK10];MAX([.AK10];INDIRECT(ADDRESS(10;[.AK$1]-[.$A11]+3;4)) + [.$B11]))" office:value-type="float" office:value="92" calcext:value-type="float">
            <text:p>92</text:p>
          </table:table-cell>
          <table:table-cell table:formula="of:=IF([.AL$1]&lt;[.$A11];[.AL10];MAX([.AL10];INDIRECT(ADDRESS(10;[.AL$1]-[.$A11]+3;4)) + [.$B11]))" office:value-type="float" office:value="99" calcext:value-type="float">
            <text:p>99</text:p>
          </table:table-cell>
          <table:table-cell table:formula="of:=IF([.AM$1]&lt;[.$A11];[.AM10];MAX([.AM10];INDIRECT(ADDRESS(10;[.AM$1]-[.$A11]+3;4)) + [.$B11]))" office:value-type="float" office:value="99" calcext:value-type="float">
            <text:p>99</text:p>
          </table:table-cell>
          <table:table-cell table:formula="of:=IF([.AN$1]&lt;[.$A11];[.AN10];MAX([.AN10];INDIRECT(ADDRESS(10;[.AN$1]-[.$A11]+3;4)) + [.$B11]))" office:value-type="float" office:value="99" calcext:value-type="float">
            <text:p>99</text:p>
          </table:table-cell>
          <table:table-cell table:formula="of:=IF([.AO$1]&lt;[.$A11];[.AO10];MAX([.AO10];INDIRECT(ADDRESS(10;[.AO$1]-[.$A11]+3;4)) + [.$B11]))" office:value-type="float" office:value="99" calcext:value-type="float">
            <text:p>99</text:p>
          </table:table-cell>
          <table:table-cell table:formula="of:=IF([.AP$1]&lt;[.$A11];[.AP10];MAX([.AP10];INDIRECT(ADDRESS(10;[.AP$1]-[.$A11]+3;4)) + [.$B11]))" office:value-type="float" office:value="99" calcext:value-type="float">
            <text:p>99</text:p>
          </table:table-cell>
          <table:table-cell table:formula="of:=IF([.AQ$1]&lt;[.$A11];[.AQ10];MAX([.AQ10];INDIRECT(ADDRESS(10;[.AQ$1]-[.$A11]+3;4)) + [.$B11]))" office:value-type="float" office:value="99" calcext:value-type="float">
            <text:p>99</text:p>
          </table:table-cell>
          <table:table-cell table:formula="of:=IF([.AR$1]&lt;[.$A11];[.AR10];MAX([.AR10];INDIRECT(ADDRESS(10;[.AR$1]-[.$A11]+3;4)) + [.$B11]))" office:value-type="float" office:value="99" calcext:value-type="float">
            <text:p>99</text:p>
          </table:table-cell>
          <table:table-cell table:formula="of:=IF([.AS$1]&lt;[.$A11];[.AS10];MAX([.AS10];INDIRECT(ADDRESS(10;[.AS$1]-[.$A11]+3;4)) + [.$B11]))" office:value-type="float" office:value="99" calcext:value-type="float">
            <text:p>99</text:p>
          </table:table-cell>
          <table:table-cell table:formula="of:=IF([.AT$1]&lt;[.$A11];[.AT10];MAX([.AT10];INDIRECT(ADDRESS(10;[.AT$1]-[.$A11]+3;4)) + [.$B11]))" office:value-type="float" office:value="99" calcext:value-type="float">
            <text:p>99</text:p>
          </table:table-cell>
          <table:table-cell table:formula="of:=IF([.AU$1]&lt;[.$A11];[.AU10];MAX([.AU10];INDIRECT(ADDRESS(10;[.AU$1]-[.$A11]+3;4)) + [.$B11]))" office:value-type="float" office:value="99" calcext:value-type="float">
            <text:p>99</text:p>
          </table:table-cell>
          <table:table-cell table:formula="of:=IF([.AV$1]&lt;[.$A11];[.AV10];MAX([.AV10];INDIRECT(ADDRESS(10;[.AV$1]-[.$A11]+3;4)) + [.$B11]))" office:value-type="float" office:value="99" calcext:value-type="float">
            <text:p>99</text:p>
          </table:table-cell>
          <table:table-cell table:formula="of:=IF([.AW$1]&lt;[.$A11];[.AW10];MAX([.AW10];INDIRECT(ADDRESS(10;[.AW$1]-[.$A11]+3;4)) + [.$B11]))" office:value-type="float" office:value="106" calcext:value-type="float">
            <text:p>106</text:p>
          </table:table-cell>
          <table:table-cell table:formula="of:=IF([.AX$1]&lt;[.$A11];[.AX10];MAX([.AX10];INDIRECT(ADDRESS(10;[.AX$1]-[.$A11]+3;4)) + [.$B11]))" office:value-type="float" office:value="106" calcext:value-type="float">
            <text:p>106</text:p>
          </table:table-cell>
          <table:table-cell table:formula="of:=IF([.AY$1]&lt;[.$A11];[.AY10];MAX([.AY10];INDIRECT(ADDRESS(10;[.AY$1]-[.$A11]+3;4)) + [.$B11]))" office:value-type="float" office:value="106" calcext:value-type="float">
            <text:p>106</text:p>
          </table:table-cell>
          <table:table-cell table:formula="of:=IF([.AZ$1]&lt;[.$A11];[.AZ10];MAX([.AZ10];INDIRECT(ADDRESS(10;[.AZ$1]-[.$A11]+3;4)) + [.$B11]))" office:value-type="float" office:value="106" calcext:value-type="float">
            <text:p>106</text:p>
          </table:table-cell>
          <table:table-cell table:formula="of:=IF([.BA$1]&lt;[.$A11];[.BA10];MAX([.BA10];INDIRECT(ADDRESS(10;[.BA$1]-[.$A11]+3;4)) + [.$B11]))" office:value-type="float" office:value="106" calcext:value-type="float">
            <text:p>106</text:p>
          </table:table-cell>
        </table:table-row>
      </table:table>
      <table:named-expressions/>
      <table:database-ranges>
        <table:database-range table:name="__Anonymous_Sheet_DB__0" table:target-range-address="Sheet1.A2:Sheet1.B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4:34:19.613366515</meta:creation-date>
    <dc:date>2017-05-13T06:30:45.298611746</dc:date>
    <meta:editing-duration>PT24M15S</meta:editing-duration>
    <meta:editing-cycles>1</meta:editing-cycles>
    <meta:document-statistic meta:table-count="1" meta:cell-count="581" meta:object-count="0"/>
    <meta:generator>LibreOffice/5.3.0.3$Linux_X86_64 LibreOffice_project/7074905676c47b82bbcfbea1aeefc84afe1c50e1</meta:generator>
  </office:meta>
</office:document-meta>
</file>